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3.25cm" fo:min-width="16.775cm"/>
    </style:style>
    <style:style style:name="gr3"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CodeBox">
      <style:graphic-properties fo:min-height="12.951cm" fo:min-width="16.775cm"/>
    </style:style>
    <style:style style:name="gr7" style:family="graphic" style:parent-style-name="CodeBox">
      <style:graphic-properties fo:min-height="1.93cm" fo:min-width="11.184cm"/>
    </style:style>
    <style:style style:name="gr8" style:family="graphic" style:parent-style-name="CodeBox">
      <style:graphic-properties fo:min-height="5.503cm" fo:min-width="11.692cm"/>
    </style:style>
    <style:style style:name="gr9"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svg:stroke-color="#666666" draw:marker-end="Arrow" draw:marker-end-width="0.3cm" draw:textarea-horizontal-align="center" draw:textarea-vertical-align="middle"/>
    </style:style>
    <style:style style:name="gr13" style:family="graphic" style:parent-style-name="CodeBox">
      <style:graphic-properties fo:min-height="10.158cm" fo:min-width="20.841cm"/>
    </style:style>
    <style:style style:name="gr14" style:family="graphic" style:parent-style-name="standard">
      <style:graphic-properties svg:stroke-color="#666666" draw:textarea-horizontal-align="center" draw:textarea-vertical-align="middle"/>
    </style:style>
    <style:style style:name="gr15" style:family="graphic" style:parent-style-name="standard">
      <style:graphic-properties svg:stroke-color="#4c4c4c" draw:marker-end="Arrow" draw:marker-end-width="0.3cm" draw:textarea-horizontal-align="center" draw:textarea-vertical-align="middle"/>
    </style:style>
    <style:style style:name="gr16" style:family="graphic" style:parent-style-name="CodeBox">
      <style:graphic-properties fo:min-height="6.434cm" fo:min-width="15.254cm"/>
    </style:style>
    <style:style style:name="gr17" style:family="graphic" style:parent-style-name="CodeBox">
      <style:graphic-properties fo:min-height="5.558cm" fo:min-width="15.25cm"/>
    </style:style>
    <style:style style:name="gr18" style:family="graphic" style:parent-style-name="standard">
      <style:graphic-properties draw:stroke="none" draw:fill="none" draw:fill-color="#ffffff" draw:textarea-horizontal-align="justify" draw:textarea-vertical-align="top" draw:auto-grow-height="true" fo:min-height="1.259cm" fo:padding-top="0.13cm" fo:padding-bottom="0.13cm" fo:padding-left="0.25cm" fo:padding-right="0.25cm" fo:wrap-option="wrap" draw:shadow="hidden"/>
    </style:style>
    <style:style style:name="gr19" style:family="graphic" style:parent-style-name="standard">
      <style:graphic-properties draw:stroke="none" draw:fill="none" draw:fill-color="#ffffff" draw:textarea-horizontal-align="justify" draw:textarea-vertical-align="top" draw:auto-grow-height="true" fo:min-height="1.863cm" fo:padding-top="0.13cm" fo:padding-bottom="0.13cm" fo:padding-left="0.25cm" fo:padding-right="0.25cm" fo:wrap-option="wrap" draw:shadow="hidden"/>
    </style:style>
    <style:style style:name="gr20" style:family="graphic" style:parent-style-name="CodeBox">
      <style:graphic-properties fo:min-height="5.558cm" fo:min-width="16.273cm"/>
    </style:style>
    <style:style style:name="gr21" style:family="graphic" style:parent-style-name="CodeBox">
      <style:graphic-properties fo:min-height="6.434cm" fo:min-width="16.264cm"/>
    </style:style>
    <style:style style:name="gr22" style:family="graphic" style:parent-style-name="CodeBox">
      <style:graphic-properties fo:min-height="5.558cm" fo:min-width="18.772cm"/>
    </style:style>
    <style:style style:name="gr23" style:family="graphic" style:parent-style-name="CodeBox">
      <style:graphic-properties fo:min-height="2.71cm" fo:min-width="19.599cm"/>
    </style:style>
    <style:style style:name="gr24" style:family="graphic" style:parent-style-name="CodeBox">
      <style:graphic-properties fo:min-height="3.934cm" fo:min-width="24.907cm"/>
    </style:style>
    <style:style style:name="gr25" style:family="graphic" style:parent-style-name="CodeBox">
      <style:graphic-properties fo:min-height="0.75cm" fo:min-width="16.775cm"/>
    </style:style>
    <style:style style:name="gr26" style:family="graphic" style:parent-style-name="standard">
      <style:graphic-properties svg:stroke-color="#4c4c4c" draw:textarea-horizontal-align="center" draw:textarea-vertical-align="middle"/>
    </style:style>
    <style:style style:name="gr27" style:family="graphic" style:parent-style-name="standard">
      <style:graphic-properties svg:stroke-color="#ffffff" draw:marker-end="Arrow" draw:marker-end-width="0.3cm" draw:textarea-horizontal-align="center" draw:textarea-vertical-align="middle"/>
    </style:style>
    <style:style style:name="gr28" style:family="graphic" style:parent-style-name="CodeBox">
      <style:graphic-properties fo:min-height="8.296cm" fo:min-width="18.299cm"/>
    </style:style>
    <style:style style:name="gr29"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0" style:family="graphic" style:parent-style-name="CodeBox">
      <style:graphic-properties draw:fill="solid" draw:fill-color="#ffcc99" fo:min-height="6.75cm" fo:min-width="11.1cm"/>
    </style:style>
    <style:style style:name="gr31" style:family="graphic" style:parent-style-name="CodeBox">
      <style:graphic-properties fo:min-height="11.556cm" fo:min-width="18.162cm"/>
    </style:style>
    <style:style style:name="gr32"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3" style:family="graphic" style:parent-style-name="CodeBox">
      <style:graphic-properties fo:min-height="11.852cm" fo:min-width="18.162cm"/>
    </style:style>
    <style:style style:name="gr34" style:family="graphic" style:parent-style-name="CodeBox">
      <style:graphic-properties fo:min-height="8.75cm" fo:min-width="18.162cm"/>
    </style:style>
    <style:style style:name="gr35" style:family="graphic" style:parent-style-name="CodeBox">
      <style:graphic-properties fo:min-height="12.75cm" fo:min-width="14.742cm"/>
    </style:style>
    <style:style style:name="gr36" style:family="graphic" style:parent-style-name="CodeBox">
      <style:graphic-properties fo:min-height="12.951cm" fo:min-width="14.742cm"/>
    </style:style>
    <style:style style:name="gr37" style:family="graphic" style:parent-style-name="CodeBox">
      <style:graphic-properties fo:min-height="9.551cm" fo:min-width="17.791cm"/>
    </style:style>
    <style:style style:name="gr38"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9"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41"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2"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43" style:family="graphic" style:parent-style-name="CodeBox">
      <style:graphic-properties fo:min-height="7.92cm" fo:min-width="21.349cm"/>
    </style:style>
    <style:style style:name="gr44" style:family="graphic" style:parent-style-name="CodeBox">
      <style:graphic-properties draw:fill="solid" draw:fill-color="#ffcc99" fo:min-height="5.503cm" fo:min-width="11.184cm"/>
    </style:style>
    <style:style style:name="gr45" style:family="graphic" style:parent-style-name="CodeBox">
      <style:graphic-properties fo:min-height="5.288cm" fo:min-width="21.422cm"/>
    </style:style>
    <style:style style:name="gr46" style:family="graphic" style:parent-style-name="CodeBox">
      <style:graphic-properties fo:min-height="5.503cm" fo:min-width="11.184cm"/>
    </style:style>
    <style:style style:name="gr47" style:family="graphic" style:parent-style-name="CodeBox">
      <style:graphic-properties draw:fill="solid" draw:fill-color="#ffcc99" fo:min-height="5.503cm" fo:min-width="10.5cm"/>
    </style:style>
    <style:style style:name="gr48" style:family="graphic" style:parent-style-name="CodeBox">
      <style:graphic-properties fo:min-height="8.296cm" fo:min-width="15.2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28pt" style:font-size-asian="28pt" style:font-size-complex="28pt"/>
    </style:style>
    <style:style style:name="P2" style:family="paragraph">
      <style:paragraph-properties fo:text-align="start"/>
    </style:style>
    <style:style style:name="P3" style:family="paragraph">
      <style:text-properties fo:font-size="24pt"/>
    </style:style>
    <style:style style:name="P4" style:family="paragraph">
      <style:text-properties fo:font-size="24pt" style:font-size-asian="18pt" style:font-size-complex="18pt"/>
    </style:style>
    <style:style style:name="P5" style:family="paragraph">
      <style:paragraph-properties fo:margin-left="0cm" fo:margin-right="0cm" fo:line-height="100%" fo:text-indent="0cm"/>
      <style:text-properties fo:font-size="28pt" style:font-size-asian="28pt" style:font-size-complex="28pt"/>
    </style:style>
    <style:style style:name="P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7" style:family="paragraph">
      <style:paragraph-properties style:writing-mode="lr-tb" style:font-independent-line-spacing="true"/>
    </style:style>
    <style:style style:name="P8" style:family="paragraph">
      <style:paragraph-properties fo:text-align="center"/>
    </style:style>
    <style:style style:name="P9" style:family="paragraph">
      <style:text-properties fo:font-size="20pt"/>
    </style:style>
    <style:style style:name="P10" style:family="paragraph">
      <style:paragraph-properties fo:margin-left="0cm" fo:margin-right="0cm" fo:line-height="100%" fo:text-indent="0cm"/>
    </style:style>
    <style:style style:name="P11"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2" style:family="paragraph">
      <style:paragraph-properties fo:margin-left="0cm" fo:margin-right="0cm" fo:line-height="100%" fo:text-indent="0cm"/>
      <style:text-properties fo:font-size="22pt" style:font-size-asian="22pt" style:font-size-complex="22pt"/>
    </style:style>
    <style:style style:name="P13"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P14" style:family="paragraph">
      <style:text-properties fo:font-size="24pt" style:font-size-asian="24pt" style:font-size-complex="24pt"/>
    </style:style>
    <style:style style:name="P15" style:family="paragraph">
      <style:paragraph-properties fo:margin-left="0cm" fo:margin-right="0cm" fo:line-height="100%" fo:text-indent="0cm" style:writing-mode="lr-tb" style:font-independent-line-spacing="true"/>
      <style:text-properties fo:font-size="24pt"/>
    </style:style>
    <style:style style:name="P16" style:family="paragraph">
      <style:text-properties fo:font-size="22pt" style:font-size-asian="22pt" style:font-size-complex="22pt"/>
    </style:style>
    <style:style style:name="P17" style:family="paragraph">
      <style:paragraph-properties fo:line-height="90%"/>
    </style:style>
    <style:style style:name="T1" style:family="text">
      <style:text-properties fo:font-size="28pt" style:font-size-asian="28pt" style:font-size-complex="28pt"/>
    </style:style>
    <style:style style:name="T2" style:family="text">
      <style:text-properties fo:font-size="24pt" style:font-size-asian="18pt" style:font-size-complex="18pt"/>
    </style:style>
    <style:style style:name="T3" style:family="text">
      <style:text-properties fo:color="#ffffff" fo:font-family="'Arial Narrow'" style:font-family-generic="swiss" style:font-pitch="variable" fo:font-size="28pt" fo:language="en" fo:country="GB" fo:text-shadow="1pt 1pt" style:font-size-asian="28pt" style:font-size-complex="28pt"/>
    </style:style>
    <style:style style:name="T4" style:family="text">
      <style:text-properties fo:font-size="24pt" fo:font-style="italic" style:font-size-asian="18pt" style:font-style-asian="italic" style:font-size-complex="18pt" style:font-style-complex="italic"/>
    </style:style>
    <style:style style:name="T5"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6" style:family="text">
      <style:text-properties fo:color="#ffffff" fo:font-family="'Arial Narrow'" style:font-family-generic="swiss" style:font-pitch="variable" fo:font-size="32pt" fo:language="en" fo:country="GB" fo:text-shadow="1pt 1pt" style:font-size-asian="32pt" style:font-size-complex="32pt"/>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008000" fo:font-size="24pt" style:font-size-asian="18pt" style:font-size-complex="18pt"/>
    </style:style>
    <style:style style:name="T9" style:family="text">
      <style:text-properties fo:color="#008000" fo:font-size="24pt" fo:font-style="italic" style:font-size-asian="18pt" style:font-style-asian="italic" style:font-size-complex="18pt" style:font-style-complex="italic"/>
    </style:style>
    <style:style style:name="T10" style:family="text">
      <style:text-properties fo:color="#800080" fo:font-size="24pt" fo:font-style="italic" style:font-size-asian="18pt" style:font-style-asian="italic" style:font-size-complex="18pt" style:font-style-complex="italic"/>
    </style:style>
    <style:style style:name="T11" style:family="text">
      <style:text-properties fo:color="#ffffff" fo:font-family="'Arial Narrow'" style:font-family-generic="swiss" style:font-pitch="variable" fo:font-size="22pt" fo:language="en" fo:country="GB" fo:text-shadow="1pt 1pt" style:font-size-asian="22pt" style:font-size-complex="22pt"/>
    </style:style>
    <style:style style:name="T12" style:family="text">
      <style:text-properties fo:color="#ffffff" fo:font-family="'Arial Narrow'" style:font-family-generic="swiss" style:font-pitch="variable" fo:font-size="32pt" fo:language="en" fo:country="GB" fo:font-style="italic" fo:text-shadow="1pt 1pt" style:text-underline-style="solid" style:text-underline-width="auto" style:text-underline-color="font-color" style:font-size-asian="32pt" style:font-style-asian="italic" style:font-size-complex="32pt" style:font-style-complex="italic"/>
    </style:style>
    <style:style style:name="T13" style:family="text">
      <style:text-properties fo:font-size="24pt" style:font-size-asian="24pt" style:font-size-complex="24pt"/>
    </style:style>
    <style:style style:name="T14" style:family="text">
      <style:text-properties fo:color="#ff3300" fo:font-family="Wingdings" style:font-pitch="variable" style:font-charset="x-symbol" fo:font-size="60pt" fo:language="en" fo:country="US" fo:text-shadow="1pt 1pt" style:font-size-asian="60pt" style:font-size-complex="60pt"/>
    </style:style>
    <style:style style:name="T15" style:family="text">
      <style:text-properties fo:color="#008000" fo:font-size="22pt" style:font-size-asian="22pt" style:font-size-complex="22pt"/>
    </style:style>
    <style:style style:name="T16" style:family="text">
      <style:text-properties fo:font-size="22pt" style:font-size-asian="22pt" style:font-size-complex="22pt"/>
    </style:style>
    <style:style style:name="T17" style:family="text">
      <style:text-properties fo:color="#ffffff" fo:font-family="'Arial Narrow'" style:font-family-generic="swiss" style:font-pitch="variable" fo:font-size="18pt" fo:language="en" fo:country="GB" fo:text-shadow="1pt 1pt" style:font-size-asian="18pt" style:font-size-complex="18pt"/>
    </style:style>
    <style:style style:name="T18" style:family="text">
      <style:text-properties fo:font-style="italic" style:font-style-asian="italic" style:font-style-complex="italic"/>
    </style:style>
    <style:style style:name="T19" style:family="text">
      <style:text-properties fo:color="#00cc00" fo:font-family="Wingdings" style:font-pitch="variable" style:font-charset="x-symbol" fo:font-size="72pt" fo:language="en" fo:country="US" fo:text-shadow="1pt 1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Program Organization and Dependency Management</text:span></text:p>
          </draw:text-box>
        </draw:frame>
        <draw:frame presentation:style-name="pr2" draw:layer="layout" svg:width="25.199cm" svg:height="17cm" svg:x="1.4cm" svg:y="3cm" presentation:class="outline">
          <draw:text-box>
            <text:list text:style-name="L2">
              <text:list-item>
                <text:p>makefile and compiler flags</text:p>
              </text:list-item>
              <text:list-item>
                <text:p>namespace, “packages”</text:p>
              </text:list-item>
              <text:list-item>
                <text:p>using directives and declarations</text:p>
              </text:list-item>
              <text:list-item>
                <text:p>explicit qualification</text:p>
              </text:list-item>
              <text:list-item>
                <text:p>header files and source files</text:p>
              </text:list-item>
              <text:list-item>
                <text:p>unnecessary #inclusion</text:p>
              </text:list-item>
              <text:list-item>
                <text:p>Koenig lookup, argument dependent lookup</text:p>
              </text:list-item>
              <text:list-item>
                <text:p>forward declarations</text:p>
              </text:list-item>
              <text:list-item>
                <text:p>dependency injectio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Compiler Flags</text:p>
          </draw:text-box>
        </draw:frame>
        <draw:frame presentation:style-name="pr2" draw:layer="layout" svg:width="25.199cm" svg:height="17cm" svg:x="1.4cm" svg:y="3cm" presentation:class="outline">
          <draw:text-box>
            <text:list text:style-name="L2">
              <text:list-item>
                <text:p>-Wall</text:p>
              </text:list-item>
              <text:list-item>
                <text:p>-Wextra</text:p>
              </text:list-item>
              <text:list-item>
                <text:p>-pedantic</text:p>
              </text:list-item>
            </text:list>
          </draw:text-box>
        </draw:frame>
        <draw:custom-shape draw:style-name="gr2" draw:text-style-name="P4" draw:layer="layout" svg:width="17.275cm" svg:height="3.891cm" svg:x="5.3cm" svg:y="9.509cm">
          <text:p text:style-name="P3"><text:span text:style-name="T2">target: prerequisites</text:span></text:p>
          <text:p text:style-name="P3"><text:span text:style-name="T2"><text:tab/></text:span><text:span text:style-name="T2">command</text:span></text:p>
          <text:p text:style-name="P3"><text:span text:style-name="T2"><text:tab/></text:span><text:span text:style-name="T2">command</text:span></text:p>
          <text:p text:style-name="P3"><text:span text:style-name="T2"><text:tab/></text:span><text:span text:style-name="T2">command</text:span></text:p>
          <draw:enhanced-geometry svg:viewBox="0 0 21600 21600" draw:type="rectangle" draw:enhanced-path="M 0 0 L 21600 0 21600 21600 0 21600 0 0 Z N"/>
        </draw:custom-shape>
        <draw:custom-shape draw:style-name="gr3" draw:text-style-name="P6" draw:layer="layout" svg:width="6.055cm" svg:height="1.634cm" svg:x="5.445cm" svg:y="15.366cm">
          <text:p text:style-name="P5"><text:span text:style-name="T3">tabs</text:span></text:p>
          <draw:enhanced-geometry svg:viewBox="0 0 21600 21600" draw:mirror-vertical="false" draw:type="mso-spt202" draw:enhanced-path="M 0 0 L 21600 0 21600 21600 0 21600 0 0 Z N"/>
        </draw:custom-shape>
        <draw:custom-shape draw:style-name="gr4" draw:text-style-name="P7" draw:layer="layout" svg:width="1.367cm" svg:height="1.998cm" svg:x="3.921cm" svg:y="14.9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5" draw:text-style-name="P8" draw:layer="layout" svg:x1="6cm" svg:y1="15.5cm" svg:x2="6cm" svg:y2="13.5cm">
          <text:p/>
        </draw:lin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9"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ake</text:p>
          </draw:text-box>
        </draw:frame>
        <draw:frame presentation:style-name="pr2" draw:layer="layout" svg:width="25.199cm" svg:height="17cm" svg:x="1.4cm" svg:y="3cm" presentation:class="outline">
          <draw:text-box>
            <text:list text:style-name="L2">
              <text:list-item>
                <text:p>example from exercise1</text:p>
              </text:list-item>
            </text:list>
          </draw:text-box>
        </draw:frame>
        <draw:custom-shape draw:style-name="gr6" draw:text-style-name="P4" draw:layer="layout" svg:width="17.275cm" svg:height="13.201cm" svg:x="2cm" svg:y="5cm">
          <text:p text:style-name="P3"><text:span text:style-name="T2">CC=g++ </text:span></text:p>
          <text:p text:style-name="P3"><text:span text:style-name="T2">CPPFLAGS=-Wall -Wextra -pedantic </text:span></text:p>
          <text:p text:style-name="P3"><text:span text:style-name="T2">LD=g++</text:span></text:p>
          <text:p text:style-name="P3"><text:span text:style-name="T2"/></text:p>
          <text:p text:style-name="P3"><text:span text:style-name="T2">hello: hello.o</text:span></text:p>
          <text:p text:style-name="P3"><text:span text:style-name="T2"><text:tab/></text:span><text:span text:style-name="T2">$(LD) -o hello $^</text:span></text:p>
          <text:p text:style-name="P3"><text:span text:style-name="T2"/></text:p>
          <text:p text:style-name="P3"><text:span text:style-name="T2">argsort1: argsort1.o</text:span></text:p>
          <text:p text:style-name="P3"><text:span text:style-name="T2"><text:tab/></text:span><text:span text:style-name="T2">$(LD) -o argsort1 -O $^</text:span></text:p>
          <text:p text:style-name="P3"><text:span text:style-name="T2"/></text:p>
          <text:p text:style-name="P3"><text:span text:style-name="T2">runtests: hello argsort1 argsort2</text:span></text:p>
          <text:p text:style-name="P3"><text:span text:style-name="T2"><text:tab/></text:span><text:span text:style-name="T2">@./hello</text:span></text:p>
          <text:p text:style-name="P3"><text:span text:style-name="T2"><text:tab/></text:span><text:span text:style-name="T2">@./argsort1 foo bar gaz</text:span></text:p>
          <text:p text:style-name="P3"><text:span text:style-name="T2"><text:tab/></text:span><text:span text:style-name="T2">@./argsort2 foo bar gaz</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9"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ake</text:p>
          </draw:text-box>
        </draw:frame>
        <draw:frame presentation:style-name="pr2" draw:layer="layout" svg:width="25.199cm" svg:height="17cm" svg:x="1.4cm" svg:y="3cm" presentation:class="outline">
          <draw:text-box>
            <text:list text:style-name="L2">
              <text:list-item>
                <text:p>-o outfile</text:p>
              </text:list-item>
              <text:list-item>
                <text:p>-O lowest level optimization, try to reduce codesize and execution time, but don't use a great deal of compilation time</text:p>
              </text:list-item>
              <text:list-item>
                <text:p>$^ all prerequisites of a rule, including name of dirs in which they were found</text:p>
              </text:list-item>
              <text:list-item>
                <text:p>@ suppress output</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9"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names scope</text:p>
              </text:list-item>
            </text:list>
          </draw:text-box>
        </draw:frame>
        <draw:custom-shape draw:style-name="gr7" draw:text-style-name="P4" draw:layer="layout" svg:width="12.192cm" svg:height="5.753cm" svg:x="13.662cm" svg:y="7.1cm">
          <text:p><text:span text:style-name="T2">namespace </text:span><text:span text:style-name="T4">grammar_lib</text:span></text:p>
          <text:p><text:span text:style-name="T2">{</text:span></text:p>
          <text:p><text:span text:style-name="T2"><text:s text:c="4"/></text:span><text:span text:style-name="T2">class non_terminal </text:span></text:p>
          <text:p><text:span text:style-name="T2"><text:s text:c="4"/></text:span><text:span text:style-name="T2">{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8" draw:text-style-name="P4" draw:layer="layout" svg:width="12.192cm" svg:height="5.753cm" svg:x="13.7cm" svg:y="13.347cm">
          <text:p><text:span text:style-name="T2">namespace </text:span><text:span text:style-name="T4">grammar_lib</text:span></text:p>
          <text:p><text:span text:style-name="T2">{</text:span></text:p>
          <text:p><text:span text:style-name="T2"><text:s text:c="4"/></text:span><text:span text:style-name="T2">class production </text:span></text:p>
          <text:p><text:span text:style-name="T2"><text:s text:c="4"/></text:span><text:span text:style-name="T2">{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9" draw:text-style-name="P11" draw:layer="layout" svg:width="6.316cm" svg:height="2.547cm" svg:x="1.5cm" svg:y="8.3cm">
          <text:p text:style-name="P10"><text:span text:style-name="T5">grammar_lib</text:span><text:span text:style-name="T6">/</text:span></text:p>
          <draw:enhanced-geometry svg:viewBox="0 0 21600 21600" draw:mirror-vertical="false" draw:type="mso-spt202" draw:enhanced-path="M 0 0 L 21600 0 21600 21600 0 21600 0 0 Z N"/>
        </draw:custom-shape>
        <draw:custom-shape draw:style-name="gr10" draw:text-style-name="P11" draw:layer="layout" svg:width="8.7cm" svg:height="2.969cm" svg:x="2.622cm" svg:y="9.601cm">
          <text:p text:style-name="P10"><text:span text:style-name="T6">non_terminal.hpp</text:span></text:p>
          <draw:enhanced-geometry svg:viewBox="0 0 21600 21600" draw:mirror-vertical="false" draw:type="mso-spt202" draw:enhanced-path="M 0 0 L 21600 0 21600 21600 0 21600 0 0 Z N"/>
        </draw:custom-shape>
        <draw:custom-shape draw:style-name="gr10" draw:text-style-name="P11" draw:layer="layout" svg:width="8.7cm" svg:height="2.969cm" svg:x="2.622cm" svg:y="11.102cm">
          <text:p text:style-name="P10"><text:span text:style-name="T6">production.hpp</text:span></text:p>
          <draw:enhanced-geometry svg:viewBox="0 0 21600 21600" draw:mirror-vertical="false" draw:type="mso-spt202" draw:enhanced-path="M 0 0 L 21600 0 21600 21600 0 21600 0 0 Z N"/>
        </draw:custom-shape>
        <draw:custom-shape draw:style-name="gr10" draw:text-style-name="P11" draw:layer="layout" svg:width="9.7cm" svg:height="2.969cm" svg:x="2.622cm" svg:y="12.703cm">
          <text:p text:style-name="P10"><text:span text:style-name="T6">production_entry.hpp</text:span></text:p>
          <draw:enhanced-geometry svg:viewBox="0 0 21600 21600" draw:mirror-vertical="false" draw:type="mso-spt202" draw:enhanced-path="M 0 0 L 21600 0 21600 21600 0 21600 0 0 Z N"/>
        </draw:custom-shape>
        <draw:custom-shape draw:style-name="gr10" draw:text-style-name="P11" draw:layer="layout" svg:width="9.7cm" svg:height="2.969cm" svg:x="2.622cm" svg:y="14.304cm">
          <text:p text:style-name="P10"><text:span text:style-name="T6">terminal.hpp</text:span></text:p>
          <draw:enhanced-geometry svg:viewBox="0 0 21600 21600" draw:mirror-vertical="false" draw:type="mso-spt202" draw:enhanced-path="M 0 0 L 21600 0 21600 21600 0 21600 0 0 Z N"/>
        </draw:custom-shape>
        <draw:custom-shape draw:style-name="gr10" draw:text-style-name="P11" draw:layer="layout" svg:width="9.7cm" svg:height="2.969cm" svg:x="2.622cm" svg:y="15.505cm">
          <text:p text:style-name="P10"><text:span text:style-name="T6">...</text:span></text:p>
          <draw:enhanced-geometry svg:viewBox="0 0 21600 21600" draw:mirror-vertical="false" draw:type="mso-spt202" draw:enhanced-path="M 0 0 L 21600 0 21600 21600 0 21600 0 0 Z N"/>
        </draw:custom-shape>
        <draw:line draw:style-name="gr11" draw:text-style-name="P8" draw:layer="layout" svg:x1="9.5cm" svg:y1="12cm" svg:x2="12cm" svg:y2="12cm">
          <text:p/>
        </draw:line>
        <draw:line draw:style-name="gr11" draw:text-style-name="P8" draw:layer="layout" svg:x1="12cm" svg:y1="12cm" svg:x2="12cm" svg:y2="16cm">
          <text:p/>
        </draw:line>
        <draw:line draw:style-name="gr11" draw:text-style-name="P8" draw:layer="layout" svg:x1="10.5cm" svg:y1="10.5cm" svg:x2="12cm" svg:y2="10.5cm">
          <text:p/>
        </draw:line>
        <draw:line draw:style-name="gr11" draw:text-style-name="P8" draw:layer="layout" svg:x1="12cm" svg:y1="10.5cm" svg:x2="12cm" svg:y2="9.5cm">
          <text:p/>
        </draw:line>
        <draw:line draw:style-name="gr11" draw:text-style-name="P8" draw:layer="layout" svg:x1="12cm" svg:y1="9.5cm" svg:x2="13.5cm" svg:y2="9.5cm">
          <text:p/>
        </draw:line>
        <draw:line draw:style-name="gr12" draw:text-style-name="P8" draw:layer="layout" svg:x1="13.5cm" svg:y1="9.5cm" svg:x2="15.5cm" svg:y2="9.5cm">
          <text:p/>
        </draw:line>
        <draw:line draw:style-name="gr11" draw:text-style-name="P8" draw:layer="layout" svg:x1="12cm" svg:y1="16cm" svg:x2="14cm" svg:y2="16cm">
          <text:p/>
        </draw:line>
        <draw:line draw:style-name="gr12" draw:text-style-name="P8" draw:layer="layout" svg:x1="13.5cm" svg:y1="16cm" svg:x2="15.5cm" svg:y2="16cm">
          <text:p/>
        </draw:lin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Guards</text:p>
          </draw:text-box>
        </draw:frame>
        <draw:frame presentation:style-name="pr2" draw:layer="layout" svg:width="25.199cm" svg:height="17cm" svg:x="1.4cm" svg:y="3cm" presentation:class="outline">
          <draw:text-box>
            <text:list text:style-name="L2">
              <text:list-item>
                <text:p>Make header macro guards reflect the class name <text:span text:style-name="T7">and</text:span> the namespace name </text:p>
              </text:list-item>
            </text:list>
          </draw:text-box>
        </draw:frame>
        <draw:custom-shape draw:style-name="gr13" draw:text-style-name="P4" draw:layer="layout" svg:width="21.341cm" svg:height="10.408cm" svg:x="1.254cm" svg:y="8.092cm">
          <text:p text:style-name="P3"><text:span text:style-name="T8">#ifndef </text:span><text:span text:style-name="T9">GRAMMAR_LIB</text:span><text:span text:style-name="T8">_NON_TERMINAL_INCLUDED</text:span></text:p>
          <text:p text:style-name="P3"><text:span text:style-name="T8">#define </text:span><text:span text:style-name="T9">GRAMMAR_LIB</text:span><text:span text:style-name="T8">_NON_TERMINAL_INCLUDED</text:span></text:p>
          <text:p text:style-name="P3"><text:span text:style-name="T8"/></text:p>
          <text:p text:style-name="P3"><text:span text:style-name="T2">namespace </text:span><text:span text:style-name="T4">grammar_lib</text:span></text:p>
          <text:p text:style-name="P3"><text:span text:style-name="T2">{</text:span></text:p>
          <text:p text:style-name="P3"><text:span text:style-name="T2"><text:s text:c="4"/></text:span><text:span text:style-name="T2">class non_terminal </text:span></text:p>
          <text:p text:style-name="P3"><text:span text:style-name="T2"><text:s text:c="4"/></text:span><text:span text:style-name="T2">{ <text:s text:c="2"/>...</text:span></text:p>
          <text:p text:style-name="P3"><text:span text:style-name="T2"><text:s text:c="4"/></text:span><text:span text:style-name="T2">};</text:span></text:p>
          <text:p text:style-name="P3"><text:span text:style-name="T2">}</text:span></text:p>
          <text:p text:style-name="P3"><text:span text:style-name="T2"/></text:p>
          <text:p text:style-name="P3"><text:span text:style-name="T8">#endif</text:span></text:p>
          <draw:enhanced-geometry svg:viewBox="0 0 21600 21600" draw:type="rectangle" draw:enhanced-path="M 0 0 L 21600 0 21600 21600 0 21600 0 0 Z N"/>
        </draw:custom-shape>
        <draw:line draw:style-name="gr12" draw:text-style-name="P8" draw:layer="layout" svg:x1="11.5cm" svg:y1="11cm" svg:x2="11.5cm" svg:y2="10cm">
          <text:p/>
        </draw:line>
        <draw:line draw:style-name="gr14" draw:text-style-name="P8" draw:layer="layout" svg:x1="16cm" svg:y1="13cm" svg:x2="18.5cm" svg:y2="13cm">
          <text:p/>
        </draw:line>
        <draw:line draw:style-name="gr15" draw:text-style-name="P8" draw:layer="layout" svg:x1="18.5cm" svg:y1="13cm" svg:x2="18.5cm" svg:y2="10cm">
          <text:p/>
        </draw:lin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9"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sing Directives</text:p>
          </draw:text-box>
        </draw:frame>
        <draw:frame presentation:style-name="pr2" draw:layer="layout" svg:width="25.199cm" svg:height="13.86cm" svg:x="1.4cm" svg:y="3cm" presentation:class="outline">
          <draw:text-box>
            <text:list text:style-name="L2">
              <text:list-item>
                <text:p>Pull in all names into the current scope</text:p>
              </text:list-item>
            </text:list>
          </draw:text-box>
        </draw:frame>
        <draw:custom-shape draw:style-name="gr16" draw:text-style-name="P4" draw:layer="layout" svg:width="15.754cm" svg:height="6.684cm" svg:x="2.646cm" svg:y="12.6cm">
          <text:p><text:span text:style-name="T2">#include &lt;iostream&gt;</text:span></text:p>
          <text:p><text:span text:style-name="T2"/></text:p>
          <text:p><text:span text:style-name="T2">int main()</text:span></text:p>
          <text:p><text:span text:style-name="T2">{</text:span></text:p>
          <text:p><text:span text:style-name="T2"><text:s text:c="3"/></text:span><text:span text:style-name="T2">using namespace </text:span><text:span text:style-name="T10">std</text:span><text:span text:style-name="T2">;</text:span></text:p>
          <text:p><text:span text:style-name="T2"><text:s text:c="3"/></text:span><text:span text:style-name="T10">cout</text:span><text:span text:style-name="T2"> &lt;&lt; “Hello” &lt;&lt; </text:span><text:span text:style-name="T10">endl</text:span><text:span text:style-name="T2">;</text:span></text:p>
          <text:p><text:span text:style-name="T2">}</text:span></text:p>
          <draw:enhanced-geometry svg:viewBox="0 0 21600 21600" draw:type="rectangle" draw:enhanced-path="M 0 0 L 21600 0 21600 21600 0 21600 0 0 Z N"/>
        </draw:custom-shape>
        <draw:custom-shape draw:style-name="gr17" draw:text-style-name="P4" draw:layer="layout" svg:width="15.75cm" svg:height="5.808cm" svg:x="2.727cm" svg:y="6.092cm">
          <text:p text:style-name="P3"><text:span text:style-name="T2">namespace </text:span><text:span text:style-name="T10">std</text:span></text:p>
          <text:p text:style-name="P3"><text:span text:style-name="T2">{</text:span></text:p>
          <text:p text:style-name="P3"><text:span text:style-name="T2"><text:s text:c="4"/></text:span><text:span text:style-name="T2">class ostream { ... };</text:span></text:p>
          <text:p text:style-name="P3"><text:span text:style-name="T2"><text:s text:c="4"/></text:span><text:span text:style-name="T2">ostream &amp; </text:span><text:span text:style-name="T10">endl</text:span><text:span text:style-name="T2">(ostream &amp;);</text:span></text:p>
          <text:p text:style-name="P3"><text:span text:style-name="T2"><text:s text:c="4"/></text:span><text:span text:style-name="T2">extern ostream </text:span><text:span text:style-name="T10">cout</text:span><text:span text:style-name="T2">;</text:span></text:p>
          <text:p text:style-name="P3"><text:span text:style-name="T2">}</text:span></text:p>
          <draw:enhanced-geometry svg:viewBox="0 0 21600 21600" draw:type="rectangle" draw:enhanced-path="M 0 0 L 21600 0 21600 21600 0 21600 0 0 Z N"/>
        </draw:custom-shape>
        <draw:line draw:style-name="gr15" draw:text-style-name="P8" draw:layer="layout" svg:x1="18.4cm" svg:y1="16.9cm" svg:x2="14.9cm" svg:y2="16.9cm">
          <text:p/>
        </draw:line>
        <draw:custom-shape draw:style-name="gr18" draw:text-style-name="P13" draw:layer="layout" svg:width="4.032cm" svg:height="1.519cm" svg:x="15.803cm" svg:y="4.767cm">
          <text:p text:style-name="P12"><text:span text:style-name="T11">iostream</text:span></text:p>
          <draw:enhanced-geometry svg:viewBox="0 0 21600 21600" draw:mirror-vertical="false" draw:type="mso-spt202" draw:enhanced-path="M 0 0 L 21600 0 21600 21600 0 21600 0 0 Z N"/>
        </draw:custom-shape>
        <draw:line draw:style-name="gr11" draw:text-style-name="P8" draw:layer="layout" svg:x1="18.4cm" svg:y1="16.9cm" svg:x2="19.9cm" svg:y2="16.9cm">
          <text:p/>
        </draw:line>
        <draw:custom-shape draw:style-name="gr19" draw:text-style-name="P13" draw:layer="layout" svg:width="6.581cm" svg:height="2.123cm" svg:x="20.319cm" svg:y="16.196cm">
          <text:p text:style-name="P12"><text:span text:style-name="T11">using directive</text:span></text:p>
          <draw:enhanced-geometry svg:viewBox="0 0 21600 21600" draw:mirror-vertical="false" draw:type="mso-spt202"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sing Declaration</text:p>
          </draw:text-box>
        </draw:frame>
        <draw:frame presentation:style-name="pr2" draw:layer="layout" svg:width="25.199cm" svg:height="17cm" svg:x="1.4cm" svg:y="3cm" presentation:class="outline" presentation:user-transformed="true">
          <draw:text-box>
            <text:list text:style-name="L2">
              <text:list-item>
                <text:p>Pulls a specific name into the current scope</text:p>
              </text:list-item>
            </text:list>
          </draw:text-box>
        </draw:frame>
        <draw:custom-shape draw:style-name="gr16" draw:text-style-name="P4" draw:layer="layout" svg:width="16.764cm" svg:height="6.684cm" svg:x="2.741cm" svg:y="12.601cm">
          <text:p><text:span text:style-name="T2">#include &lt;iostream&gt;</text:span></text:p>
          <text:p><text:span text:style-name="T2"/></text:p>
          <text:p><text:span text:style-name="T2">int main()</text:span></text:p>
          <text:p><text:span text:style-name="T2">{</text:span></text:p>
          <text:p><text:span text:style-name="T2"><text:s text:c="3"/></text:span><text:span text:style-name="T2">using </text:span><text:span text:style-name="T10">std</text:span><text:span text:style-name="T2">::</text:span><text:span text:style-name="T10">cout</text:span><text:span text:style-name="T2">;</text:span></text:p>
          <text:p><text:span text:style-name="T2"><text:s text:c="3"/></text:span><text:span text:style-name="T10">cout</text:span><text:span text:style-name="T2"> &lt;&lt; “Hello” &lt;&lt; </text:span><text:span text:style-name="T10">std</text:span><text:span text:style-name="T2">::</text:span><text:span text:style-name="T10">endl</text:span><text:span text:style-name="T2">;</text:span></text:p>
          <text:p><text:span text:style-name="T2">}</text:span></text:p>
          <draw:enhanced-geometry svg:viewBox="0 0 21600 21600" draw:type="rectangle" draw:enhanced-path="M 0 0 L 21600 0 21600 21600 0 21600 0 0 Z N"/>
        </draw:custom-shape>
        <draw:custom-shape draw:style-name="gr20" draw:text-style-name="P4" draw:layer="layout" svg:width="16.773cm" svg:height="5.808cm" svg:x="2.727cm" svg:y="6.093cm">
          <text:p text:style-name="P3"><text:span text:style-name="T2">namespace </text:span><text:span text:style-name="T10">std</text:span></text:p>
          <text:p text:style-name="P3"><text:span text:style-name="T2">{</text:span></text:p>
          <text:p text:style-name="P3"><text:span text:style-name="T2"><text:s text:c="4"/></text:span><text:span text:style-name="T2">class ostream { ... };</text:span></text:p>
          <text:p text:style-name="P3"><text:span text:style-name="T2"><text:s text:c="4"/></text:span><text:span text:style-name="T2">ostream &amp; </text:span><text:span text:style-name="T10">endl</text:span><text:span text:style-name="T2">(ostream &amp;);</text:span></text:p>
          <text:p text:style-name="P3"><text:span text:style-name="T2"><text:s text:c="4"/></text:span><text:span text:style-name="T2">extern ostream </text:span><text:span text:style-name="T10">cout</text:span><text:span text:style-name="T2">;</text:span></text:p>
          <text:p text:style-name="P3"><text:span text:style-name="T2">}</text:span></text:p>
          <draw:enhanced-geometry svg:viewBox="0 0 21600 21600" draw:type="rectangle" draw:enhanced-path="M 0 0 L 21600 0 21600 21600 0 21600 0 0 Z N"/>
        </draw:custom-shape>
        <draw:line draw:style-name="gr15" draw:text-style-name="P8" draw:layer="layout" svg:x1="19.5cm" svg:y1="16.9cm" svg:x2="13cm" svg:y2="16.9cm">
          <text:p/>
        </draw:line>
        <draw:custom-shape draw:style-name="gr18" draw:text-style-name="P13" draw:layer="layout" svg:width="4.032cm" svg:height="1.519cm" svg:x="16.703cm" svg:y="4.768cm">
          <text:p text:style-name="P12"><text:span text:style-name="T11">iostream</text:span></text:p>
          <draw:enhanced-geometry svg:viewBox="0 0 21600 21600" draw:mirror-vertical="false" draw:type="mso-spt202" draw:enhanced-path="M 0 0 L 21600 0 21600 21600 0 21600 0 0 Z N"/>
        </draw:custom-shape>
        <draw:line draw:style-name="gr11" draw:text-style-name="P8" draw:layer="layout" svg:x1="19.5cm" svg:y1="16.901cm" svg:x2="21cm" svg:y2="16.901cm">
          <text:p/>
        </draw:line>
        <draw:custom-shape draw:style-name="gr19" draw:text-style-name="P13" draw:layer="layout" svg:width="6.581cm" svg:height="2.123cm" svg:x="21.419cm" svg:y="16.197cm">
          <text:p text:style-name="P12"><text:span text:style-name="T11">using declaration</text:span></text:p>
          <draw:enhanced-geometry svg:viewBox="0 0 21600 21600" draw:mirror-vertical="false" draw:type="mso-spt202"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Explicit::Qualification</text:p>
          </draw:text-box>
        </draw:frame>
        <draw:frame presentation:style-name="pr2" draw:layer="layout" svg:width="25.199cm" svg:height="17cm" svg:x="1.4cm" svg:y="3cm" presentation:class="outline" presentation:user-transformed="true">
          <draw:text-box>
            <text:list text:style-name="L2">
              <text:list-item>
                <text:p>A fully scope qualified name</text:p>
              </text:list-item>
            </text:list>
          </draw:text-box>
        </draw:frame>
        <draw:custom-shape draw:style-name="gr21" draw:text-style-name="P4" draw:layer="layout" svg:width="19.304cm" svg:height="6.684cm" svg:x="2.672cm" svg:y="12.602cm">
          <text:p><text:span text:style-name="T2">#include &lt;iostream&gt;</text:span></text:p>
          <text:p><text:span text:style-name="T2"/></text:p>
          <text:p><text:span text:style-name="T2">int main()</text:span></text:p>
          <text:p><text:span text:style-name="T2">{</text:span></text:p>
          <text:p><text:span text:style-name="T2"><text:s text:c="3"/></text:span><text:span text:style-name="T10">std</text:span><text:span text:style-name="T2">::</text:span><text:span text:style-name="T10">cout</text:span><text:span text:style-name="T2"> &lt;&lt; “Hello” &lt;&lt; </text:span><text:span text:style-name="T10">std</text:span><text:span text:style-name="T2">::</text:span><text:span text:style-name="T10">endl</text:span><text:span text:style-name="T2">;</text:span></text:p>
          <text:p><text:span text:style-name="T2">}</text:span></text:p>
          <draw:enhanced-geometry svg:viewBox="0 0 21600 21600" draw:type="rectangle" draw:enhanced-path="M 0 0 L 21600 0 21600 21600 0 21600 0 0 Z N"/>
        </draw:custom-shape>
        <draw:custom-shape draw:style-name="gr22" draw:text-style-name="P4" draw:layer="layout" svg:width="19.272cm" svg:height="5.808cm" svg:x="2.728cm" svg:y="6.094cm">
          <text:p text:style-name="P3"><text:span text:style-name="T2">namespace </text:span><text:span text:style-name="T10">std</text:span></text:p>
          <text:p text:style-name="P3"><text:span text:style-name="T2">{</text:span></text:p>
          <text:p text:style-name="P3"><text:span text:style-name="T2"><text:s text:c="4"/></text:span><text:span text:style-name="T2">class ostream { ... };</text:span></text:p>
          <text:p text:style-name="P3"><text:span text:style-name="T2"><text:s text:c="4"/></text:span><text:span text:style-name="T2">ostream &amp; </text:span><text:span text:style-name="T10">endl</text:span><text:span text:style-name="T2">(ostream &amp;);</text:span></text:p>
          <text:p text:style-name="P3"><text:span text:style-name="T2"><text:s text:c="4"/></text:span><text:span text:style-name="T2">extern ostream </text:span><text:span text:style-name="T10">cout</text:span><text:span text:style-name="T2">;</text:span></text:p>
          <text:p text:style-name="P3"><text:span text:style-name="T2">}</text:span></text:p>
          <draw:enhanced-geometry svg:viewBox="0 0 21600 21600" draw:type="rectangle" draw:enhanced-path="M 0 0 L 21600 0 21600 21600 0 21600 0 0 Z N"/>
        </draw:custom-shape>
        <draw:custom-shape draw:style-name="gr18" draw:text-style-name="P13" draw:layer="layout" svg:width="4.032cm" svg:height="1.519cm" svg:x="19.204cm" svg:y="4.769cm">
          <text:p text:style-name="P12"><text:span text:style-name="T11">iostream</text:span></text:p>
          <draw:enhanced-geometry svg:viewBox="0 0 21600 21600" draw:mirror-vertical="false" draw:type="mso-spt202"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 Puzzle...</text:p>
          </draw:text-box>
        </draw:frame>
        <draw:frame presentation:style-name="pr2" draw:layer="layout" svg:width="25.199cm" svg:height="17cm" svg:x="1.4cm" svg:y="3cm" presentation:class="outline">
          <draw:text-box>
            <text:list text:style-name="L2">
              <text:list-item>
                <text:p>(a &lt;&lt; b) is syntactic sugar for operator&lt;&lt;(a, b)</text:p>
              </text:list-item>
            </text:list>
          </draw:text-box>
        </draw:frame>
        <draw:custom-shape draw:style-name="gr7" draw:text-style-name="P4" draw:layer="layout" svg:width="13.208cm" svg:height="5.753cm" svg:x="6.612cm" svg:y="12.147cm">
          <text:p><text:span text:style-name="T2">#include &lt;iostream&gt;</text:span></text:p>
          <text:p><text:span text:style-name="T2"/></text:p>
          <text:p><text:span text:style-name="T2">int main()</text:span></text:p>
          <text:p><text:span text:style-name="T2">{</text:span></text:p>
          <text:p><text:span text:style-name="T2"><text:s text:c="4"/></text:span><text:span text:style-name="T2">std::cout &lt;&lt; “Hello”;</text:span></text:p>
          <text:p><text:span text:style-name="T2">}</text:span></text:p>
          <draw:enhanced-geometry svg:viewBox="0 0 21600 21600" draw:type="rectangle" draw:enhanced-path="M 0 0 L 21600 0 21600 21600 0 21600 0 0 Z N"/>
        </draw:custom-shape>
        <draw:custom-shape draw:style-name="gr23" draw:text-style-name="P4" draw:layer="layout" svg:width="20.099cm" svg:height="2.96cm" svg:x="2.401cm" svg:y="5.9cm">
          <text:p><text:span text:style-name="T2"/></text:p>
          <text:p><text:span text:style-name="T2"><text:s/></text:span><text:span text:style-name="T2">std::operator&lt;&lt;(std::cout, “Hello”);</text:span></text:p>
          <text:p><text:span text:style-name="T2"/></text:p>
          <draw:enhanced-geometry svg:viewBox="0 0 21600 21600" draw:type="rectangle" draw:enhanced-path="M 0 0 L 21600 0 21600 21600 0 21600 0 0 Z N"/>
        </draw:custom-shape>
        <draw:custom-shape draw:style-name="gr9" draw:text-style-name="P11" draw:layer="layout" svg:width="25cm" svg:height="2.547cm" svg:x="2.4cm" svg:y="9.9cm">
          <text:p text:style-name="P10"><text:span text:style-name="T6">But we </text:span><text:span text:style-name="T12">aren't</text:span><text:span text:style-name="T6"> required to qualify operator&lt;&lt; with std:: ?</text:span></text:p>
          <draw:enhanced-geometry svg:viewBox="0 0 21600 21600" draw:mirror-vertical="false" draw:type="mso-spt202" draw:enhanced-path="M 0 0 L 21600 0 21600 21600 0 21600 0 0 Z N"/>
        </draw:custom-shape>
        <draw:line draw:style-name="gr15" draw:text-style-name="P8" draw:layer="layout" svg:x1="4cm" svg:y1="8.8cm" svg:x2="4cm" svg:y2="7.8cm">
          <text:p/>
        </draw:line>
        <draw:line draw:style-name="gr15" draw:text-style-name="P8" draw:layer="layout" svg:x1="5.1cm" svg:y1="8.8cm" svg:x2="5.1cm" svg:y2="7.8cm">
          <text:p/>
        </draw:line>
        <draw:line draw:style-name="gr11" draw:text-style-name="P8" draw:layer="layout" svg:x1="4cm" svg:y1="8.9cm" svg:x2="4cm" svg:y2="9.9cm">
          <text:p/>
        </draw:line>
        <draw:line draw:style-name="gr11" draw:text-style-name="P8" draw:layer="layout" svg:x1="5.1cm" svg:y1="8.9cm" svg:x2="5.1cm" svg:y2="9.9cm">
          <text:p/>
        </draw:line>
        <draw:line draw:style-name="gr15" draw:text-style-name="P8" draw:layer="layout" svg:x1="4cm" svg:y1="8.8cm" svg:x2="4cm" svg:y2="7.8cm">
          <text:p/>
        </draw:line>
        <draw:line draw:style-name="gr15" draw:text-style-name="P8" draw:layer="layout" svg:x1="5.1cm" svg:y1="8.8cm" svg:x2="5.1cm" svg:y2="7.8cm">
          <text:p/>
        </draw:line>
        <draw:line draw:style-name="gr11" draw:text-style-name="P8" draw:layer="layout" svg:x1="4cm" svg:y1="8.9cm" svg:x2="4cm" svg:y2="9.9cm">
          <text:p/>
        </draw:line>
        <draw:line draw:style-name="gr11" draw:text-style-name="P8" draw:layer="layout" svg:x1="5.1cm" svg:y1="8.9cm" svg:x2="5.1cm" svg:y2="9.9cm">
          <text:p/>
        </draw:line>
        <draw:line draw:style-name="gr15" draw:text-style-name="P8" draw:layer="layout" svg:x1="14.6cm" svg:y1="17.9cm" svg:x2="14.6cm" svg:y2="16.9cm">
          <text:p/>
        </draw:line>
        <draw:line draw:style-name="gr11" draw:text-style-name="P8" draw:layer="layout" svg:x1="14.6cm" svg:y1="19.5cm" svg:x2="14.6cm" svg:y2="18cm">
          <text:p/>
        </draw:lin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24" draw:text-style-name="P4" draw:layer="layout" svg:width="25.407cm" svg:height="4.822cm" svg:x="1.593cm" svg:y="9.7cm">
          <text:p><text:span text:style-name="T2">namespace std</text:span></text:p>
          <text:p><text:span text:style-name="T2">{</text:span></text:p>
          <text:p><text:span text:style-name="T2"/></text:p>
          <text:p><text:span text:style-name="T2"><text:s text:c="4"/></text:span><text:span text:style-name="T2">... operator&lt;&lt;(std::ostream &amp;, const char *);</text:span></text:p>
          <text:p><text:span text:style-name="T2">}</text:span></text:p>
          <draw:enhanced-geometry svg:viewBox="0 0 21600 21600" draw:type="rectangle" draw:enhanced-path="M 0 0 L 21600 0 21600 21600 0 21600 0 0 Z N"/>
        </draw:custom-shape>
        <draw:custom-shape draw:style-name="gr25" draw:text-style-name="P4" draw:layer="layout" svg:width="17.275cm" svg:height="2.96cm" svg:x="5.725cm" svg:y="15.84cm">
          <text:p><text:span text:style-name="T2"/></text:p>
          <text:p><text:span text:style-name="T2"><text:s text:c="2"/></text:span><text:span text:style-name="T2">std::cout &lt;&lt; “Hello, world”</text:span></text:p>
          <text:p><text:span text:style-name="T2"/></text:p>
          <draw:enhanced-geometry svg:viewBox="0 0 21600 21600" draw:type="rectangle" draw:enhanced-path="M 0 0 L 21600 0 21600 21600 0 21600 0 0 Z N"/>
        </draw:custom-shape>
        <draw:line draw:style-name="gr26" draw:text-style-name="P8" draw:layer="layout" svg:x1="10.5cm" svg:y1="17.8cm" svg:x2="10.5cm" svg:y2="18.8cm">
          <text:p/>
        </draw:line>
        <draw:line draw:style-name="gr11" draw:text-style-name="P8" draw:layer="layout" svg:x1="10.5cm" svg:y1="18.8cm" svg:x2="10.5cm" svg:y2="19.8cm">
          <text:p/>
        </draw:line>
        <draw:line draw:style-name="gr11" draw:text-style-name="P8" draw:layer="layout" svg:x1="10.5cm" svg:y1="19.8cm" svg:x2="4cm" svg:y2="19.8cm">
          <text:p/>
        </draw:line>
        <draw:line draw:style-name="gr14" draw:text-style-name="P8" draw:layer="layout" svg:x1="3.9cm" svg:y1="14.5cm" svg:x2="3.9cm" svg:y2="10cm">
          <text:p/>
        </draw:line>
        <draw:line draw:style-name="gr11" draw:text-style-name="P8" draw:layer="layout" svg:x1="3.9cm" svg:y1="9.7cm" svg:x2="3.9cm" svg:y2="8.7cm">
          <text:p/>
        </draw:line>
        <draw:line draw:style-name="gr11" draw:text-style-name="P8" draw:layer="layout" svg:x1="3.9cm" svg:y1="8.7cm" svg:x2="7.4cm" svg:y2="8.7cm">
          <text:p/>
        </draw:line>
        <draw:line draw:style-name="gr27" draw:text-style-name="P8" draw:layer="layout" svg:x1="7.4cm" svg:y1="8.7cm" svg:x2="7.4cm" svg:y2="9.7cm">
          <text:p/>
        </draw:line>
        <draw:line draw:style-name="gr26" draw:text-style-name="P8" draw:layer="layout" svg:x1="7.5cm" svg:y1="10.6cm" svg:x2="7.5cm" svg:y2="11.1cm">
          <text:p/>
        </draw:line>
        <draw:line draw:style-name="gr26" draw:text-style-name="P8" draw:layer="layout" svg:x1="7.5cm" svg:y1="11.1cm" svg:x2="10.5cm" svg:y2="11.1cm">
          <text:p/>
        </draw:line>
        <draw:line draw:style-name="gr12" draw:text-style-name="P8" draw:layer="layout" svg:x1="10.5cm" svg:y1="11.2cm" svg:x2="10.5cm" svg:y2="12.5cm">
          <text:p/>
        </draw:line>
        <draw:line draw:style-name="gr11" draw:text-style-name="P8" draw:layer="layout" svg:x1="3.9cm" svg:y1="19.8cm" svg:x2="3.9cm" svg:y2="14.3cm">
          <text:p/>
        </draw:line>
        <draw:line draw:style-name="gr14" draw:text-style-name="P8" draw:layer="layout" svg:x1="10.5cm" svg:y1="13.5cm" svg:x2="10.5cm" svg:y2="14.5cm">
          <text:p/>
        </draw:line>
        <draw:line draw:style-name="gr11" draw:text-style-name="P8" draw:layer="layout" svg:x1="10.5cm" svg:y1="14.5cm" svg:x2="10.5cm" svg:y2="15cm">
          <text:p/>
        </draw:line>
        <draw:line draw:style-name="gr11" draw:text-style-name="P8" draw:layer="layout" svg:x1="10.5cm" svg:y1="15cm" svg:x2="12.5cm" svg:y2="15cm">
          <text:p/>
        </draw:line>
        <draw:line draw:style-name="gr11" draw:text-style-name="P8" draw:layer="layout" svg:x1="12.5cm" svg:y1="15cm" svg:x2="12.5cm" svg:y2="16cm">
          <text:p/>
        </draw:line>
        <draw:line draw:style-name="gr15" draw:text-style-name="P8" draw:layer="layout" svg:x1="12.5cm" svg:y1="16cm" svg:x2="12.5cm" svg:y2="17cm">
          <text:p/>
        </draw:line>
        <draw:line draw:style-name="gr26" draw:text-style-name="P8" draw:layer="layout" svg:x1="7.9cm" svg:y1="17.8cm" svg:x2="7.9cm" svg:y2="18.8cm">
          <text:p/>
        </draw:line>
        <draw:line draw:style-name="gr11" draw:text-style-name="P8" draw:layer="layout" svg:x1="7.9cm" svg:y1="18.8cm" svg:x2="7.9cm" svg:y2="19.8cm">
          <text:p/>
        </draw:lin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Quiz</text:p>
          </draw:text-box>
        </draw:frame>
        <draw:frame presentation:style-name="pr2" draw:layer="layout" svg:width="25.199cm" svg:height="17cm" svg:x="1.4cm" svg:y="3cm" presentation:class="outline">
          <draw:text-box>
            <text:list text:style-name="L2">
              <text:list-item>
                <text:p>Will this code compile? </text:p>
              </text:list-item>
              <text:list-item>
                <text:p>If not, why not?</text:p>
              </text:list-item>
            </text:list>
          </draw:text-box>
        </draw:frame>
        <draw:custom-shape draw:style-name="gr7" draw:text-style-name="P14" draw:layer="layout" svg:width="18.799cm" svg:height="8.546cm" svg:x="4.762cm" svg:y="9.43cm">
          <text:p><text:span text:style-name="T13">namespace grammar_lib</text:span></text:p>
          <text:p><text:span text:style-name="T13">{</text:span></text:p>
          <text:p><text:span text:style-name="T13"><text:s text:c="4"/></text:span><text:span text:style-name="T13">class grammar</text:span></text:p>
          <text:p><text:span text:style-name="T13"><text:s text:c="4"/></text:span><text:span text:style-name="T13">{</text:span></text:p>
          <text:p><text:span text:style-name="T13"><text:s text:c="4"/></text:span><text:span text:style-name="T13">public:</text:span></text:p>
          <text:p><text:span text:style-name="T13"><text:s text:c="8"/></text:span><text:span text:style-name="T13">void insert(non_terminal *);</text:span></text:p>
          <text:p><text:span text:style-name="T13"><text:s text:c="8"/></text:span><text:span text:style-name="T13">//... </text:span></text:p>
          <text:p><text:span text:style-name="T13"><text:s text:c="4"/></text:span><text:span text:style-name="T13">};</text:span></text:p>
          <text:p><text:span text:style-name="T13">}</text:span></text:p>
          <draw:enhanced-geometry svg:viewBox="0 0 21600 21600" draw:type="rectangle" draw:enhanced-path="M 0 0 L 21600 0 21600 21600 0 21600 0 0 Z N"/>
        </draw:custom-shape>
        <draw:line draw:style-name="gr5" draw:text-style-name="P8" draw:layer="layout" svg:x1="13.5cm" svg:y1="4.5cm" svg:x2="13.5cm" svg:y2="9cm">
          <text:p/>
        </draw:lin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nswer</text:p>
          </draw:text-box>
        </draw:frame>
        <draw:frame presentation:style-name="pr2" draw:layer="layout" svg:width="25.199cm" svg:height="17cm" svg:x="1.4cm" svg:y="3cm" presentation:class="outline">
          <draw:text-box>
            <text:list text:style-name="L2">
              <text:list-item>
                <text:p>No - the compiler does not somehow magically know an identifier is the name of a type</text:p>
              </text:list-item>
            </text:list>
          </draw:text-box>
        </draw:frame>
        <draw:custom-shape draw:style-name="gr28" draw:text-style-name="P14" draw:layer="layout" svg:width="18.799cm" svg:height="8.546cm" svg:x="4.701cm" svg:y="8.5cm">
          <text:p><text:span text:style-name="T13">namespace grammar_lib</text:span></text:p>
          <text:p><text:span text:style-name="T13">{</text:span></text:p>
          <text:p><text:span text:style-name="T13"><text:s text:c="4"/></text:span><text:span text:style-name="T13">class grammar</text:span></text:p>
          <text:p><text:span text:style-name="T13"><text:s text:c="4"/></text:span><text:span text:style-name="T13">{</text:span></text:p>
          <text:p><text:span text:style-name="T13"><text:s text:c="4"/></text:span><text:span text:style-name="T13">public:</text:span></text:p>
          <text:p><text:span text:style-name="T13"><text:s text:c="8"/></text:span><text:span text:style-name="T13">void insert(non_terminal *);</text:span></text:p>
          <text:p><text:span text:style-name="T13"><text:s text:c="8"/></text:span><text:span text:style-name="T13">... </text:span></text:p>
          <text:p><text:span text:style-name="T13"><text:s text:c="4"/></text:span><text:span text:style-name="T13">};</text:span></text:p>
          <text:p><text:span text:style-name="T13">}</text:span></text:p>
          <draw:enhanced-geometry svg:viewBox="0 0 21600 21600" draw:type="rectangle" draw:enhanced-path="M 0 0 L 21600 0 21600 21600 0 21600 0 0 Z N"/>
        </draw:custom-shape>
        <draw:line draw:style-name="gr15" draw:text-style-name="P8" draw:layer="layout" svg:x1="18.5cm" svg:y1="10.7cm" svg:x2="18.5cm" svg:y2="13.2cm">
          <text:p/>
        </draw:line>
        <draw:custom-shape draw:style-name="gr29" draw:text-style-name="P15" draw:layer="layout" svg:width="3cm" svg:height="2.787cm" svg:x="17.5cm" svg:y="8.745cm">
          <text:p text:style-name="P10"><text:span text:style-name="T14"></text:span></text:p>
          <draw:enhanced-geometry svg:viewBox="0 0 21600 21600" draw:mirror-horizontal="true" draw:mirror-vertical="false"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3" draw:text-style-name="P9"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ne Solution</text:p>
          </draw:text-box>
        </draw:frame>
        <draw:frame presentation:style-name="pr2" draw:layer="layout" svg:width="25.199cm" svg:height="17cm" svg:x="1.4cm" svg:y="3cm" presentation:class="outline">
          <draw:text-box>
            <text:list text:style-name="L2">
              <text:list-item>
                <text:p>Given this header file...</text:p>
              </text:list-item>
              <text:list-item>
                <text:p>...add a #include</text:p>
              </text:list-item>
            </text:list>
          </draw:text-box>
        </draw:frame>
        <draw:custom-shape draw:style-name="gr28" draw:text-style-name="P16" draw:layer="layout" svg:width="18.799cm" svg:height="9.546cm" svg:x="1.701cm" svg:y="9.954cm">
          <text:p><text:span text:style-name="T15">#include “non_terminal.hpp”</text:span></text:p>
          <text:p><text:span text:style-name="T16"/></text:p>
          <text:p><text:span text:style-name="T16">namespace grammar_lib</text:span></text:p>
          <text:p><text:span text:style-name="T16">{</text:span></text:p>
          <text:p><text:span text:style-name="T16"><text:s text:c="4"/></text:span><text:span text:style-name="T16">class grammar</text:span></text:p>
          <text:p><text:span text:style-name="T16"><text:s text:c="4"/></text:span><text:span text:style-name="T16">{</text:span></text:p>
          <text:p><text:span text:style-name="T16"><text:s text:c="4"/></text:span><text:span text:style-name="T16">public:</text:span></text:p>
          <text:p><text:span text:style-name="T16"><text:s text:c="8"/></text:span><text:span text:style-name="T16">void insert(non_terminal *);</text:span></text:p>
          <text:p><text:span text:style-name="T16"><text:s text:c="8"/></text:span><text:span text:style-name="T16">... </text:span></text:p>
          <text:p><text:span text:style-name="T16"><text:s text:c="4"/></text:span><text:span text:style-name="T16">};</text:span></text:p>
          <text:p><text:span text:style-name="T16">}</text:span></text:p>
          <draw:enhanced-geometry svg:viewBox="0 0 21600 21600" draw:type="rectangle" draw:enhanced-path="M 0 0 L 21600 0 21600 21600 0 21600 0 0 Z N"/>
        </draw:custom-shape>
        <draw:custom-shape draw:style-name="gr30" draw:text-style-name="P16" draw:layer="layout" svg:width="11.6cm" svg:height="7cm" svg:x="15cm" svg:y="4cm">
          <text:p><text:span text:style-name="T16">namespace grammar_lib</text:span></text:p>
          <text:p><text:span text:style-name="T16">{</text:span></text:p>
          <text:p><text:span text:style-name="T16"><text:s text:c="4"/></text:span><text:span text:style-name="T16">class non_terminal</text:span></text:p>
          <text:p><text:span text:style-name="T16"><text:s text:c="4"/></text:span><text:span text:style-name="T16">{</text:span></text:p>
          <text:p><text:span text:style-name="T16"><text:s text:c="4"/></text:span><text:span text:style-name="T16">public:</text:span></text:p>
          <text:p><text:span text:style-name="T16"><text:s text:c="8"/></text:span><text:span text:style-name="T16">//... </text:span></text:p>
          <text:p><text:span text:style-name="T16"><text:s text:c="4"/></text:span><text:span text:style-name="T16">};</text:span></text:p>
          <text:p><text:span text:style-name="T16">}</text:span></text:p>
          <draw:enhanced-geometry svg:viewBox="0 0 21600 21600" draw:type="rectangle" draw:enhanced-path="M 0 0 L 21600 0 21600 21600 0 21600 0 0 Z N"/>
        </draw:custom-shape>
        <draw:line draw:style-name="gr11" draw:text-style-name="P8" draw:layer="layout" svg:x1="9.5cm" svg:y1="2.6cm" svg:x2="9.5cm" svg:y2="3.1cm">
          <text:p/>
        </draw:line>
        <draw:custom-shape draw:style-name="gr9" draw:text-style-name="P15" draw:layer="layout" svg:width="6.316cm" svg:height="2.547cm" svg:x="22.2cm" svg:y="2.9cm">
          <text:p text:style-name="P10"><text:span text:style-name="T17">non_terminal.hpp</text:span></text:p>
          <draw:enhanced-geometry svg:viewBox="0 0 21600 21600" draw:mirror-vertical="false" draw:type="mso-spt202" draw:enhanced-path="M 0 0 L 21600 0 21600 21600 0 21600 0 0 Z N"/>
        </draw:custom-shape>
        <draw:line draw:style-name="gr5" draw:text-style-name="P8" draw:layer="layout" svg:x1="8.5cm" svg:y1="6.1cm" svg:x2="9.5cm" svg:y2="9.5cm">
          <text:p/>
        </draw:line>
        <draw:line draw:style-name="gr11" draw:text-style-name="P8" draw:layer="layout" svg:x1="9.5cm" svg:y1="2.6cm" svg:x2="19cm" svg:y2="2.6cm">
          <text:p/>
        </draw:line>
        <draw:line draw:style-name="gr5" draw:text-style-name="P8" draw:layer="layout" svg:x1="19cm" svg:y1="2.6cm" svg:x2="19cm" svg:y2="4.1cm">
          <text:p/>
        </draw:line>
        <draw:line draw:style-name="gr5" draw:text-style-name="P8" draw:layer="layout" svg:x1="0.6cm" svg:y1="10.4cm" svg:x2="1.6cm" svg:y2="10.4cm">
          <text:p/>
        </draw:line>
        <draw:line draw:style-name="gr26" draw:text-style-name="P8" draw:layer="layout" svg:x1="23.5cm" svg:y1="6.5cm" svg:x2="23.5cm" svg:y2="11cm">
          <text:p/>
        </draw:line>
        <draw:line draw:style-name="gr11" draw:text-style-name="P8" draw:layer="layout" svg:x1="23.5cm" svg:y1="11cm" svg:x2="23.5cm" svg:y2="13cm">
          <text:p/>
        </draw:line>
        <draw:line draw:style-name="gr11" draw:text-style-name="P8" draw:layer="layout" svg:x1="23.5cm" svg:y1="13cm" svg:x2="20.5cm" svg:y2="13cm">
          <text:p/>
        </draw:line>
        <draw:line draw:style-name="gr26" draw:text-style-name="P8" draw:layer="layout" svg:x1="20.5cm" svg:y1="13cm" svg:x2="15cm" svg:y2="13cm">
          <text:p/>
        </draw:line>
        <draw:line draw:style-name="gr26" draw:text-style-name="P8" draw:layer="layout" svg:x1="15cm" svg:y1="13cm" svg:x2="15cm" svg:y2="16cm">
          <text:p/>
        </draw:line>
        <presentation:notes draw:style-name="dp2">
          <draw:page-thumbnail draw:style-name="gr1" draw:layer="layout" svg:width="14.848cm" svg:height="11.136cm" svg:x="3.075cm" svg:y="2.257cm" draw:page-number="14" presentation:class="page"/>
          <draw:frame presentation:style-name="pr3" draw:text-style-name="P9"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other Solution</text:p>
          </draw:text-box>
        </draw:frame>
        <draw:frame presentation:style-name="pr2" draw:layer="layout" svg:width="25.199cm" svg:height="17cm" svg:x="1.4cm" svg:y="3cm" presentation:class="outline" presentation:user-transformed="true">
          <draw:text-box>
            <text:list text:style-name="L2">
              <text:list-item>
                <text:p>Use a <text:span text:style-name="T18">forward declaration</text:span> - tell the compiler only that the identifier is the name of a class</text:p>
              </text:list-item>
              <text:list-item>
                <text:p>Reduces/exposes physical dependencies</text:p>
              </text:list-item>
            </text:list>
          </draw:text-box>
        </draw:frame>
        <draw:custom-shape draw:style-name="gr31" draw:text-style-name="P16" draw:layer="layout" svg:width="18.662cm" svg:height="11.947cm" svg:x="4.538cm" svg:y="8.1cm">
          <text:p><text:span text:style-name="T16">namespace grammar_lib</text:span></text:p>
          <text:p text:style-name="P17"><text:span text:style-name="T16">{</text:span></text:p>
          <text:p><text:span text:style-name="T16"><text:s text:c="4"/></text:span><text:span text:style-name="T16">class non_terminal;</text:span></text:p>
          <text:p><text:span text:style-name="T16">}</text:span></text:p>
          <text:p><text:span text:style-name="T16"/></text:p>
          <text:p><text:span text:style-name="T16">namespace grammar_lib</text:span></text:p>
          <text:p><text:span text:style-name="T16">{</text:span></text:p>
          <text:p><text:span text:style-name="T16"><text:s text:c="4"/></text:span><text:span text:style-name="T16">class grammar</text:span></text:p>
          <text:p><text:span text:style-name="T16"><text:s text:c="4"/></text:span><text:span text:style-name="T16">{</text:span></text:p>
          <text:p><text:span text:style-name="T16"><text:s text:c="4"/></text:span><text:span text:style-name="T16">public:</text:span></text:p>
          <text:p><text:span text:style-name="T16"><text:s text:c="8"/></text:span><text:span text:style-name="T16">void insert(non_terminal *);</text:span></text:p>
          <text:p><text:span text:style-name="T16"><text:s text:c="8"/></text:span><text:span text:style-name="T16">...</text:span></text:p>
          <text:p><text:span text:style-name="T16"><text:s text:c="4"/></text:span><text:span text:style-name="T16">};</text:span></text:p>
          <text:p><text:span text:style-name="T16">}</text:span></text:p>
          <draw:enhanced-geometry svg:viewBox="0 0 21600 21600" draw:type="rectangle" draw:enhanced-path="M 0 0 L 21600 0 21600 21600 0 21600 0 0 Z N"/>
        </draw:custom-shape>
        <draw:line draw:style-name="gr15" draw:text-style-name="P8" draw:layer="layout" svg:x1="18.538cm" svg:y1="10.002cm" svg:x2="15.538cm" svg:y2="10.002cm">
          <text:p/>
        </draw:line>
        <draw:line draw:style-name="gr26" draw:text-style-name="P8" draw:layer="layout" svg:x1="18.538cm" svg:y1="16.002cm" svg:x2="18.538cm" svg:y2="10.002cm">
          <text:p/>
        </draw:line>
        <draw:custom-shape draw:style-name="gr32" draw:text-style-name="P15" draw:layer="layout" svg:width="3.5cm" svg:height="3.72cm" svg:x="18.738cm" svg:y="11.102cm">
          <text:p text:style-name="P10"><text:span text:style-name="T19"></text:span></text:p>
          <draw:enhanced-geometry svg:viewBox="0 0 21600 21600" draw:mirror-horizontal="false"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3" draw:text-style-name="P9"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Duplication...?</text:p>
          </draw:text-box>
        </draw:frame>
        <draw:frame presentation:style-name="pr2" draw:layer="layout" svg:width="25.199cm" svg:height="17cm" svg:x="0.919cm" svg:y="3cm" presentation:class="outline" presentation:placeholder="true" presentation:user-transformed="true">
          <draw:text-box/>
        </draw:frame>
        <draw:custom-shape draw:style-name="gr33" draw:text-style-name="P16" draw:layer="layout" svg:width="18.662cm" svg:height="12.102cm" svg:x="4.4cm" svg:y="5.5cm">
          <text:p><text:span text:style-name="T16">namespace grammar_lib</text:span></text:p>
          <text:p><text:span text:style-name="T16">{</text:span></text:p>
          <text:p><text:span text:style-name="T16"><text:s text:c="4"/></text:span><text:span text:style-name="T16">class non_terminal;</text:span></text:p>
          <text:p><text:span text:style-name="T16">}</text:span></text:p>
          <text:p><text:span text:style-name="T16"/></text:p>
          <text:p><text:span text:style-name="T16">namespace grammar_lib</text:span></text:p>
          <text:p><text:span text:style-name="T16">{</text:span></text:p>
          <text:p><text:span text:style-name="T16"><text:s text:c="4"/></text:span><text:span text:style-name="T16">class grammar</text:span></text:p>
          <text:p><text:span text:style-name="T16"><text:s text:c="4"/></text:span><text:span text:style-name="T16">{</text:span></text:p>
          <text:p><text:span text:style-name="T16"><text:s text:c="4"/></text:span><text:span text:style-name="T16">public:</text:span></text:p>
          <text:p><text:span text:style-name="T16"><text:s text:c="8"/></text:span><text:span text:style-name="T16">void insert(non_terminal *);</text:span></text:p>
          <text:p><text:span text:style-name="T16"><text:s text:c="8"/></text:span><text:span text:style-name="T16">...</text:span></text:p>
          <text:p><text:span text:style-name="T16"><text:s text:c="4"/></text:span><text:span text:style-name="T16">};</text:span></text:p>
          <text:p><text:span text:style-name="T16">}</text:span></text:p>
          <draw:enhanced-geometry svg:viewBox="0 0 21600 21600" draw:type="rectangle" draw:enhanced-path="M 0 0 L 21600 0 21600 21600 0 21600 0 0 Z N"/>
        </draw:custom-shape>
        <draw:line draw:style-name="gr5" draw:text-style-name="P8" draw:layer="layout" svg:x1="2.7cm" svg:y1="6cm" svg:x2="4.2cm" svg:y2="6cm">
          <text:p/>
        </draw:line>
        <draw:line draw:style-name="gr5" draw:text-style-name="P8" draw:layer="layout" svg:x1="2.7cm" svg:y1="10.2cm" svg:x2="4.2cm" svg:y2="10.2cm">
          <text:p/>
        </draw:line>
        <presentation:notes draw:style-name="dp2">
          <draw:page-thumbnail draw:style-name="gr1" draw:layer="layout" svg:width="14.848cm" svg:height="11.136cm" svg:x="3.075cm" svg:y="2.257cm" draw:page-number="16" presentation:class="page"/>
          <draw:frame presentation:style-name="pr3" draw:text-style-name="P9"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presentation:placeholder="true" presentation:user-transformed="true">
          <draw:text-box/>
        </draw:frame>
        <draw:custom-shape draw:style-name="gr34" draw:text-style-name="P16" draw:layer="layout" svg:width="18.662cm" svg:height="9.546cm" svg:x="4.5cm" svg:y="7.5cm">
          <text:p><text:span text:style-name="T16">namespace grammar_lib</text:span></text:p>
          <text:p><text:span text:style-name="T16">{</text:span></text:p>
          <text:p><text:span text:style-name="T16"><text:s text:c="4"/></text:span><text:span text:style-name="T16">class non_terminal;</text:span><text:span text:style-name="T16"><text:line-break/></text:span><text:span text:style-name="T16"/></text:p>
          <text:p><text:span text:style-name="T16"><text:s text:c="4"/></text:span><text:span text:style-name="T16">class grammar</text:span></text:p>
          <text:p><text:span text:style-name="T16"><text:s text:c="4"/></text:span><text:span text:style-name="T16">{</text:span></text:p>
          <text:p><text:span text:style-name="T16"><text:s text:c="4"/></text:span><text:span text:style-name="T16">public:</text:span></text:p>
          <text:p><text:span text:style-name="T16"><text:s text:c="8"/></text:span><text:span text:style-name="T16">void insert(non_terminal *);</text:span></text:p>
          <text:p><text:span text:style-name="T16"><text:s text:c="8"/></text:span><text:span text:style-name="T16">...</text:span></text:p>
          <text:p><text:span text:style-name="T16"><text:s text:c="4"/></text:span><text:span text:style-name="T16">};</text:span></text:p>
          <text:p><text:span text:style-name="T16">}</text:span></text:p>
          <draw:enhanced-geometry svg:viewBox="0 0 21600 21600" draw:type="rectangle" draw:enhanced-path="M 0 0 L 21600 0 21600 21600 0 21600 0 0 Z N"/>
        </draw:custom-shape>
        <draw:line draw:style-name="gr15" draw:text-style-name="P8" draw:layer="layout" svg:x1="18.5cm" svg:y1="9.8cm" svg:x2="15.5cm" svg:y2="9.8cm">
          <text:p/>
        </draw:line>
        <draw:line draw:style-name="gr26" draw:text-style-name="P8" draw:layer="layout" svg:x1="18.5cm" svg:y1="13.3cm" svg:x2="18.5cm" svg:y2="9.8cm">
          <text:p/>
        </draw:line>
        <draw:custom-shape draw:style-name="gr32" draw:text-style-name="P15" draw:layer="layout" svg:width="3.5cm" svg:height="3.72cm" svg:x="18.9cm" svg:y="9.338cm">
          <text:p text:style-name="P10"><text:span text:style-name="T19"></text:span></text:p>
          <draw:enhanced-geometry svg:viewBox="0 0 21600 21600" draw:mirror-horizontal="false"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3" draw:text-style-name="P9"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Quiz - 9 cases</text:p>
          </draw:text-box>
        </draw:frame>
        <draw:frame presentation:style-name="pr2" draw:layer="layout" svg:width="25.199cm" svg:height="17cm" svg:x="1.4cm" svg:y="3cm" presentation:class="outline">
          <draw:text-box>
            <text:list text:style-name="L2">
              <text:list-item>
                <text:p>Which require a #include?</text:p>
              </text:list-item>
              <text:list-item>
                <text:p>Which only need a forward declaration?</text:p>
              </text:list-item>
            </text:list>
          </draw:text-box>
        </draw:frame>
        <draw:custom-shape draw:style-name="gr35" draw:text-style-name="P4" draw:layer="layout" svg:width="15.242cm" svg:height="13.201cm" svg:x="4.758cm" svg:y="6.799cm">
          <text:p><text:span text:style-name="T2">class nine_cases</text:span></text:p>
          <text:p><text:span text:style-name="T2">{</text:span></text:p>
          <text:p><text:span text:style-name="T2"><text:s text:c="4"/></text:span><text:span text:style-name="T2">void <text:s text:c="2"/>one(wibble <text:s/>);</text:span></text:p>
          <text:p><text:span text:style-name="T2"><text:s text:c="4"/></text:span><text:span text:style-name="T2">void <text:s text:c="2"/>two(wibble *);</text:span></text:p>
          <text:p><text:span text:style-name="T2"><text:s text:c="4"/></text:span><text:span text:style-name="T2">void three(wibble &amp;);</text:span></text:p>
          <text:p><text:span text:style-name="T2"/></text:p>
          <text:p><text:span text:style-name="T2"><text:s text:c="4"/></text:span><text:span text:style-name="T2">wibble <text:s text:c="2"/>four();</text:span></text:p>
          <text:p><text:span text:style-name="T2"><text:s text:c="4"/></text:span><text:span text:style-name="T2">wibble * five();</text:span></text:p>
          <text:p><text:span text:style-name="T2"><text:s text:c="4"/></text:span><text:span text:style-name="T2">wibble &amp; six();</text:span></text:p>
          <text:p><text:span text:style-name="T2"/></text:p>
          <text:p><text:span text:style-name="T2"><text:s text:c="4"/></text:span><text:span text:style-name="T2">wibble <text:s text:c="2"/>seven;</text:span></text:p>
          <text:p><text:span text:style-name="T2"><text:s text:c="4"/></text:span><text:span text:style-name="T2">wibble * eight;</text:span></text:p>
          <text:p><text:span text:style-name="T2"><text:s text:c="4"/></text:span><text:span text:style-name="T2">wibble &amp; nine;</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3" draw:text-style-name="P9"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swer</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36" draw:text-style-name="P4" draw:layer="layout" svg:width="15.242cm" svg:height="13.201cm" svg:x="4.758cm" svg:y="6.799cm">
          <text:p><text:span text:style-name="T2">class nine_cases</text:span></text:p>
          <text:p><text:span text:style-name="T2">{</text:span></text:p>
          <text:p><text:span text:style-name="T2"><text:s text:c="4"/></text:span><text:span text:style-name="T2">void <text:s text:c="2"/>one(wibble <text:s/>);</text:span></text:p>
          <text:p><text:span text:style-name="T2"><text:s text:c="4"/></text:span><text:span text:style-name="T2">void <text:s text:c="2"/>two(wibble *);</text:span></text:p>
          <text:p><text:span text:style-name="T2"><text:s text:c="4"/></text:span><text:span text:style-name="T2">void three(wibble &amp;);</text:span></text:p>
          <text:p><text:span text:style-name="T2"/></text:p>
          <text:p><text:span text:style-name="T2"><text:s text:c="4"/></text:span><text:span text:style-name="T2">wibble <text:s text:c="2"/>four();</text:span></text:p>
          <text:p><text:span text:style-name="T2"><text:s text:c="4"/></text:span><text:span text:style-name="T2">wibble * five();</text:span></text:p>
          <text:p><text:span text:style-name="T2"><text:s text:c="4"/></text:span><text:span text:style-name="T2">wibble &amp; six();</text:span></text:p>
          <text:p><text:span text:style-name="T2"/></text:p>
          <text:p><text:span text:style-name="T2"><text:s text:c="4"/></text:span><text:span text:style-name="T2">wibble <text:s text:c="2"/>seven;</text:span></text:p>
          <text:p><text:span text:style-name="T2"><text:s text:c="4"/></text:span><text:span text:style-name="T2">wibble * eight;</text:span></text:p>
          <text:p><text:span text:style-name="T2"><text:s text:c="4"/></text:span><text:span text:style-name="T2">wibble &amp; nine;</text:span></text:p>
          <text:p><text:span text:style-name="T2">};</text:span></text:p>
          <draw:enhanced-geometry svg:viewBox="0 0 21600 21600" draw:type="rectangle" draw:enhanced-path="M 0 0 L 21600 0 21600 21600 0 21600 0 0 Z N"/>
        </draw:custom-shape>
        <draw:line draw:style-name="gr15" draw:text-style-name="P8" draw:layer="layout" svg:x1="4.7cm" svg:y1="16.6cm" svg:x2="6.7cm" svg:y2="16.6cm">
          <text:p/>
        </draw:line>
        <draw:line draw:style-name="gr11" draw:text-style-name="P8" draw:layer="layout" svg:x1="4.7cm" svg:y1="16.5cm" svg:x2="2.7cm" svg:y2="16.5cm">
          <text:p/>
        </draw:line>
        <draw:custom-shape draw:style-name="gr9" draw:text-style-name="P15" draw:layer="layout" svg:width="6.316cm" svg:height="2.547cm" svg:x="20.468cm" svg:y="16.98cm">
          <text:p text:style-name="P10"><text:span text:style-name="T17">These are declarations not definitions</text:span></text:p>
          <draw:enhanced-geometry svg:viewBox="0 0 21600 21600" draw:mirror-vertical="false" draw:type="mso-spt202" draw:enhanced-path="M 0 0 L 21600 0 21600 21600 0 21600 0 0 Z N"/>
        </draw:custom-shape>
        <draw:custom-shape draw:style-name="gr4" draw:text-style-name="P7" draw:layer="layout" svg:width="1.367cm" svg:height="1.998cm" svg:x="25.756cm" svg:y="17.0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19" presentation:class="page"/>
          <draw:frame presentation:style-name="pr3" draw:text-style-name="P9"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However...</text:p>
          </draw:text-box>
        </draw:frame>
        <draw:frame presentation:style-name="pr2" draw:layer="layout" svg:width="25.199cm" svg:height="17cm" svg:x="1.4cm" svg:y="3cm" presentation:class="outline" presentation:user-transformed="true">
          <draw:text-box>
            <text:list text:style-name="L2">
              <text:list-item>
                <text:p>What you promise in a forward declaration has to <text:span text:style-name="T7">exactly</text:span> match what's in the definition</text:p>
              </text:list-item>
            </text:list>
          </draw:text-box>
        </draw:frame>
        <draw:custom-shape draw:style-name="gr37" draw:text-style-name="P4" draw:layer="layout" svg:width="21.849cm" svg:height="13.201cm" svg:x="3.551cm" svg:y="6.33cm">
          <text:p><text:span text:style-name="T2">namespace std</text:span></text:p>
          <text:p><text:span text:style-name="T2">{</text:span></text:p>
          <text:p><text:span text:style-name="T2"><text:s text:c="4"/></text:span><text:span text:style-name="T2">class string;</text:span></text:p>
          <text:p><text:span text:style-name="T2">}</text:span></text:p>
          <text:p><text:span text:style-name="T2"/></text:p>
          <text:p><text:span text:style-name="T2">namespace grammar_lib</text:span></text:p>
          <text:p><text:span text:style-name="T2">{</text:span></text:p>
          <text:p><text:span text:style-name="T2"><text:s text:c="4"/></text:span><text:span text:style-name="T2">class grammar</text:span></text:p>
          <text:p><text:span text:style-name="T2"><text:s text:c="4"/></text:span><text:span text:style-name="T2">{</text:span></text:p>
          <text:p><text:span text:style-name="T2"><text:s text:c="4"/></text:span><text:span text:style-name="T2">public:</text:span></text:p>
          <text:p><text:span text:style-name="T2"><text:s text:c="8"/></text:span><text:span text:style-name="T2">grammar(const std::string &amp; name);</text:span></text:p>
          <text:p><text:span text:style-name="T2"><text:s text:c="8"/></text:span><text:span text:style-name="T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g>
          <draw:custom-shape draw:style-name="gr38" draw:text-style-name="P7" draw:layer="layout" svg:width="0.473cm" svg:height="2.252cm" draw:transform="rotate (-2.35619449019309) translate (22.354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9" draw:text-style-name="P7" draw:layer="layout" svg:width="0.473cm" svg:height="2.252cm" draw:transform="rotate (-2.35619449019309) translate (22.354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8" draw:text-style-name="P7" draw:layer="layout" svg:width="0.442cm" svg:height="2.255cm" draw:transform="rotate (-2.35619449019309) translate (22.645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9" draw:text-style-name="P7" draw:layer="layout" svg:width="0.442cm" svg:height="2.255cm" draw:transform="rotate (-2.35619449019309) translate (22.645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0" draw:text-style-name="P7" draw:layer="layout" svg:width="0.173cm" svg:height="0.419cm" draw:transform="rotate (-2.35619449019309) translate (22.313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0" draw:text-style-name="P7" draw:layer="layout" svg:width="0.148cm" svg:height="0.363cm" draw:transform="rotate (-2.35619449019309) translate (22.405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0" draw:text-style-name="P7" draw:layer="layout" svg:width="0.305cm" svg:height="0.438cm" draw:transform="rotate (-2.35619449019309) translate (21.898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0" draw:text-style-name="P7" draw:layer="layout" svg:width="0.228cm" svg:height="0.17cm" draw:transform="rotate (-2.35619449019309) translate (21.481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0" draw:text-style-name="P7" draw:layer="layout" svg:width="0.443cm" svg:height="2.209cm" draw:transform="rotate (-2.35619449019309) translate (22.633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0" draw:text-style-name="P7" draw:layer="layout" svg:width="0.523cm" svg:height="2.256cm" draw:transform="rotate (-2.35619449019309) translate (22.367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0" draw:text-style-name="P7" draw:layer="layout" svg:width="0.342cm" svg:height="0.322cm" draw:transform="rotate (-2.35619449019309) translate (22.495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0" draw:text-style-name="P7" draw:layer="layout" svg:width="0.033cm" svg:height="0.022cm" draw:transform="rotate (-2.35619449019309) translate (22.302cm 19.357cm)">
            <text:p/>
            <draw:enhanced-geometry svg:viewBox="0 0 70 35" draw:type="non-primitive" draw:enhanced-path="M 0 0 L 9 5 17 9 26 15 34 20 43 24 52 29 61 32 70 35 0 0 Z N"/>
          </draw:custom-shape>
          <draw:custom-shape draw:style-name="gr40" draw:text-style-name="P7" draw:layer="layout" svg:width="0.145cm" svg:height="0.186cm" draw:transform="rotate (-2.35619449019309) translate (22.322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0" draw:text-style-name="P7" draw:layer="layout" svg:width="0.282cm" svg:height="0.135cm" draw:transform="rotate (-2.35619449019309) translate (21.944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0" draw:text-style-name="P7" draw:layer="layout" svg:width="0.117cm" svg:height="0.226cm" draw:transform="rotate (-2.35619449019309) translate (21.911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0" draw:text-style-name="P7" draw:layer="layout" svg:width="0.092cm" svg:height="0.218cm" draw:transform="rotate (-2.35619449019309) translate (21.9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0" draw:text-style-name="P7" draw:layer="layout" svg:width="0.079cm" svg:height="0.148cm" draw:transform="rotate (-2.35619449019309) translate (21.844cm 19.529cm)">
            <text:p/>
            <draw:enhanced-geometry svg:viewBox="0 0 175 243" draw:type="non-primitive" draw:enhanced-path="M 0 243 L 11 229 22 213 32 198 42 182 54 167 64 152 74 136 84 120 96 105 106 89 117 73 129 59 140 44 151 29 163 14 175 0 0 243 Z N"/>
          </draw:custom-shape>
          <draw:custom-shape draw:style-name="gr40" draw:text-style-name="P7" draw:layer="layout" svg:width="0.124cm" svg:height="0.216cm" draw:transform="rotate (-2.35619449019309) translate (21.883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0" draw:text-style-name="P7" draw:layer="layout" svg:width="0.073cm" svg:height="0.13cm" draw:transform="rotate (-2.35619449019309) translate (21.855cm 19.579cm)">
            <text:p/>
            <draw:enhanced-geometry svg:viewBox="0 0 157 211" draw:type="non-primitive" draw:enhanced-path="M 157 0 L 147 14 137 26 127 39 115 51 104 64 94 76 82 89 72 102 61 115 51 127 40 141 31 154 22 168 14 182 6 196 0 211 157 0 Z N"/>
          </draw:custom-shape>
          <draw:custom-shape draw:style-name="gr40" draw:text-style-name="P7" draw:layer="layout" svg:width="0.033cm" svg:height="0.128cm" draw:transform="rotate (-2.35619449019309) translate (21.8cm 19.499cm)">
            <text:p/>
            <draw:enhanced-geometry svg:viewBox="0 0 70 209" draw:type="non-primitive" draw:enhanced-path="M 0 209 L 5 197 10 183 14 171 19 157 22 144 27 131 31 118 36 104 40 91 44 78 48 65 53 52 57 38 61 26 65 12 70 0 0 209 Z N"/>
          </draw:custom-shape>
          <draw:custom-shape draw:style-name="gr40" draw:text-style-name="P7" draw:layer="layout" svg:width="0.288cm" svg:height="0.431cm" draw:transform="rotate (-2.35619449019309) translate (21.628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0" draw:text-style-name="P7" draw:layer="layout" svg:width="0.093cm" svg:height="0.028cm" draw:transform="rotate (-2.35619449019309) translate (21.571cm 19.027cm)">
            <text:p/>
            <draw:enhanced-geometry svg:viewBox="0 0 193 50" draw:type="non-primitive" draw:enhanced-path="M 193 0 L 181 3 168 7 156 11 143 17 131 23 117 27 105 33 92 38 79 42 66 46 55 49 42 50 31 49 21 46 11 43 0 36 193 0 Z N"/>
          </draw:custom-shape>
          <draw:custom-shape draw:style-name="gr40" draw:text-style-name="P7" draw:layer="layout" svg:width="0.129cm" svg:height="0.107cm" draw:transform="rotate (-2.35619449019309) translate (21.605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0" draw:text-style-name="P7" draw:layer="layout" svg:width="0.376cm" svg:height="0.615cm" draw:transform="rotate (-2.35619449019309) translate (21.053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0" draw:text-style-name="P7" draw:layer="layout" svg:width="0.291cm" svg:height="0.429cm" draw:transform="rotate (-2.35619449019309) translate (22.276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0" draw:text-style-name="P7" draw:layer="layout" svg:width="0.382cm" svg:height="0.61cm" draw:transform="rotate (-2.35619449019309) translate (21.923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0" draw:text-style-name="P7" draw:layer="layout" svg:width="0.104cm" svg:height="0.105cm" draw:transform="rotate (-2.35619449019309) translate (22.112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0" draw:text-style-name="P7" draw:layer="layout" svg:width="0.337cm" svg:height="0.305cm" draw:transform="rotate (-2.35619449019309) translate (22.579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0" draw:text-style-name="P7" draw:layer="layout" svg:width="0.008cm" svg:height="0.004cm" draw:transform="rotate (-2.35619449019309) translate (22.166cm 18.8cm)">
            <text:p/>
            <draw:enhanced-geometry svg:viewBox="0 0 17 0" draw:type="non-primitive" draw:enhanced-path="M 0 0 L 4 0 9 0 12 0 17 0 0 0 Z N"/>
          </draw:custom-shape>
          <draw:custom-shape draw:style-name="gr40" draw:text-style-name="P7" draw:layer="layout" svg:width="0.198cm" svg:height="0.148cm" draw:transform="rotate (-2.35619449019309) translate (22.5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8" draw:text-style-name="P7" draw:layer="layout" svg:width="0.366cm" svg:height="0.148cm" draw:transform="rotate (-2.35619449019309) translate (21.751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8" draw:text-style-name="P7" draw:layer="layout" svg:width="0.382cm" svg:height="0.174cm" draw:transform="rotate (-2.35619449019309) translate (21.628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8" draw:text-style-name="P7" draw:layer="layout" svg:width="0.338cm" svg:height="0.022cm" draw:transform="rotate (-2.35619449019309) translate (21.401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8" draw:text-style-name="P7" draw:layer="layout" svg:width="0.402cm" svg:height="0.148cm" draw:transform="rotate (-2.35619449019309) translate (21.444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8" draw:text-style-name="P7" draw:layer="layout" svg:width="0.422cm" svg:height="0.135cm" draw:transform="rotate (-2.35619449019309) translate (21.344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8" draw:text-style-name="P7" draw:layer="layout" svg:width="0.198cm" svg:height="0.253cm" draw:transform="rotate (-2.35619449019309) translate (22.075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8" draw:text-style-name="P7" draw:layer="layout" svg:width="0.039cm" svg:height="0.04cm" draw:transform="rotate (-2.35619449019309) translate (21.926cm 18.792cm)">
            <text:p/>
            <draw:enhanced-geometry svg:viewBox="0 0 86 72" draw:type="non-primitive" draw:enhanced-path="M 0 0 L 10 9 21 18 32 27 43 35 54 44 65 53 76 62 86 72 0 0 Z N"/>
          </draw:custom-shape>
          <draw:custom-shape draw:style-name="gr38" draw:text-style-name="P7" draw:layer="layout" svg:width="0.124cm" svg:height="0.308cm" draw:transform="rotate (-2.35619449019309) translate (22.426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8" draw:text-style-name="P7" draw:layer="layout" svg:width="0.095cm" svg:height="0.137cm" draw:transform="rotate (-2.35619449019309) translate (21.73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8" draw:text-style-name="P7" draw:layer="layout" svg:width="0.129cm" svg:height="0.588cm" draw:transform="rotate (-2.35619449019309) translate (21.253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8" draw:text-style-name="P7" draw:layer="layout" svg:width="0.491cm" svg:height="0.133cm" draw:transform="rotate (-2.35619449019309) translate (21.18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1" draw:text-style-name="P7" draw:layer="layout" svg:width="0.448cm" svg:height="0.069cm" draw:transform="rotate (-2.35619449019309) translate (22.198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1" draw:text-style-name="P7" draw:layer="layout" svg:width="0.228cm" svg:height="0.474cm" draw:transform="rotate (-2.35619449019309) translate (22.211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1" draw:text-style-name="P7" draw:layer="layout" svg:width="0.228cm" svg:height="0.515cm" draw:transform="rotate (-2.35619449019309) translate (21.892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1" draw:text-style-name="P7" draw:layer="layout" svg:width="0.627cm" svg:height="0.044cm" draw:transform="rotate (-2.35619449019309) translate (21.873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1" draw:text-style-name="P7" draw:layer="layout" svg:width="0.023cm" svg:height="0.007cm" draw:transform="rotate (-2.35619449019309) translate (21.381cm 18.847cm)">
            <text:p/>
            <draw:enhanced-geometry svg:viewBox="0 0 54 0" draw:type="non-primitive" draw:enhanced-path="M 0 0 L 0 0 6 0 13 0 20 0 27 0 34 0 41 0 47 0 54 0 N"/>
          </draw:custom-shape>
          <draw:custom-shape draw:style-name="gr41" draw:text-style-name="P7" draw:layer="layout" svg:width="0.612cm" svg:height="0.045cm" draw:transform="rotate (-2.35619449019309) translate (21.782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1" draw:text-style-name="P7" draw:layer="layout" svg:width="0.769cm" svg:height="0.07cm" draw:transform="rotate (-2.35619449019309) translate (21.761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1" draw:text-style-name="P7" draw:layer="layout" svg:width="0.004cm" svg:height="0.021cm" draw:transform="rotate (-2.35619449019309) translate (21.192cm 18.755cm)">
            <text:p/>
            <draw:enhanced-geometry svg:viewBox="0 0 0 36" draw:type="non-primitive" draw:enhanced-path="M 0 0 L 0 0 0 4 0 9 0 13 0 18 0 22 0 27 0 32 0 36 N"/>
          </draw:custom-shape>
          <draw:custom-shape draw:style-name="gr41" draw:text-style-name="P7" draw:layer="layout" svg:width="0.834cm" svg:height="0.093cm" draw:transform="rotate (-2.35619449019309) translate (21.614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1" draw:text-style-name="P7" draw:layer="layout" svg:width="0.868cm" svg:height="0.068cm" draw:transform="rotate (-2.35619449019309) translate (21.395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1" draw:text-style-name="P7" draw:layer="layout" svg:width="0.859cm" svg:height="0.068cm" draw:transform="rotate (-2.35619449019309) translate (21.278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1" draw:text-style-name="P7" draw:layer="layout" svg:width="0.791cm" svg:height="0.136cm" draw:transform="rotate (-2.35619449019309) translate (21.181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1" draw:text-style-name="P7" draw:layer="layout" svg:width="0.096cm" svg:height="0.005cm" draw:transform="rotate (-2.35619449019309) translate (20.826cm 17.694cm)">
            <text:p/>
            <draw:enhanced-geometry svg:viewBox="0 0 210 0" draw:type="non-primitive" draw:enhanced-path="M 0 0 L 0 0 14 0 27 0 40 0 53 0 67 0 80 0 93 0 106 0 119 0 132 0 145 0 158 0 171 0 184 0 198 0 210 0 N"/>
          </draw:custom-shape>
          <draw:custom-shape draw:style-name="gr41" draw:text-style-name="P7" draw:layer="layout" svg:width="0.011cm" svg:height="0.021cm" draw:transform="rotate (-2.35619449019309) translate (20.735cm 17.852cm)">
            <text:p/>
            <draw:enhanced-geometry svg:viewBox="0 0 34 35" draw:type="non-primitive" draw:enhanced-path="M 0 35 L 0 35 4 30 9 27 13 22 17 18 21 13 26 9 30 4 34 0 N"/>
          </draw:custom-shape>
          <draw:custom-shape draw:style-name="gr4" draw:text-style-name="P7" draw:layer="layout" svg:width="0.089cm" svg:height="0.214cm" draw:transform="rotate (-2.35619449019309) translate (22.302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7" draw:layer="layout" svg:width="0.099cm" svg:height="0.152cm" draw:transform="rotate (-2.35619449019309) translate (21.991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7" draw:layer="layout" svg:width="0.212cm" svg:height="0.061cm" draw:transform="rotate (-2.35619449019309) translate (21.673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7" draw:layer="layout" svg:width="0.024cm" svg:height="0.021cm" draw:transform="rotate (-2.35619449019309) translate (21.526cm 18.431cm)">
            <text:p/>
            <draw:enhanced-geometry svg:viewBox="0 0 54 35" draw:type="non-primitive" draw:enhanced-path="M 0 35 L 7 30 13 26 20 20 25 16 32 11 39 6 46 3 54 0 0 35 Z N"/>
          </draw:custom-shape>
          <draw:custom-shape draw:style-name="gr4" draw:text-style-name="P7" draw:layer="layout" svg:width="0.148cm" svg:height="0.095cm" draw:transform="rotate (-2.35619449019309) translate (21.457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7" draw:layer="layout" svg:width="0.118cm" svg:height="0.084cm" draw:transform="rotate (-2.35619449019309) translate (21.307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7" draw:layer="layout" svg:width="0.119cm" svg:height="0.086cm" draw:transform="rotate (-2.35619449019309) translate (21.211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7" draw:layer="layout" svg:width="0.025cm" svg:height="0.005cm" draw:transform="rotate (-2.35619449019309) translate (21.111cm 17.961cm)">
            <text:p/>
            <draw:enhanced-geometry svg:viewBox="0 0 53 0" draw:type="non-primitive" draw:enhanced-path="M 53 0 L 46 0 40 0 34 0 27 0 20 0 13 0 6 0 0 0 53 0 Z N"/>
          </draw:custom-shape>
          <draw:custom-shape draw:style-name="gr4" draw:text-style-name="P7" draw:layer="layout" svg:width="0.122cm" svg:height="0.067cm" draw:transform="rotate (-2.35619449019309) translate (20.993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9" draw:text-style-name="P7" draw:layer="layout" svg:width="0.016cm" svg:height="0.02cm" draw:transform="rotate (-2.35619449019309) translate (21.801cm 19.623cm)">
            <text:p/>
            <draw:enhanced-geometry svg:viewBox="0 0 35 36" draw:type="non-primitive" draw:enhanced-path="M 35 0 L 35 0 31 5 26 10 22 14 17 17 13 22 9 27 5 31 0 36 N"/>
          </draw:custom-shape>
          <draw:custom-shape draw:style-name="gr39" draw:text-style-name="P7" draw:layer="layout" svg:width="0.057cm" svg:height="0.047cm" draw:transform="rotate (-2.35619449019309) translate (22.271cm 19.339cm)">
            <text:p/>
            <draw:enhanced-geometry svg:viewBox="0 0 123 78" draw:type="non-primitive" draw:enhanced-path="M 0 9 L 0 9 14 8 28 6 41 4 55 1 69 0 81 0 93 4 104 9 104 9 109 15 114 23 117 31 118 40 120 50 121 59 122 69 123 78 N"/>
          </draw:custom-shape>
          <draw:custom-shape draw:style-name="gr39" draw:text-style-name="P7" draw:layer="layout" svg:width="0.065cm" svg:height="0.019cm" draw:transform="rotate (-2.35619449019309) translate (22.385cm 19.211cm)">
            <text:p/>
            <draw:enhanced-geometry svg:viewBox="0 0 140 34" draw:type="non-primitive" draw:enhanced-path="M 140 0 L 140 0 122 4 103 5 84 6 63 7 45 10 28 15 12 23 0 34 N"/>
          </draw:custom-shape>
          <draw:custom-shape draw:style-name="gr39" draw:text-style-name="P7" draw:layer="layout" svg:width="0.023cm" svg:height="0.064cm" draw:transform="rotate (-2.35619449019309) translate (22.399cm 19.176cm)">
            <text:p/>
            <draw:enhanced-geometry svg:viewBox="0 0 53 106" draw:type="non-primitive" draw:enhanced-path="M 0 106 L 0 106 6 92 13 79 20 66 27 53 33 40 39 27 46 14 53 0 N"/>
          </draw:custom-shape>
          <draw:custom-shape draw:style-name="gr39" draw:text-style-name="P7" draw:layer="layout" svg:width="0.005cm" svg:height="0.063cm" draw:transform="rotate (-2.35619449019309) translate (22.397cm 19.178cm)">
            <text:p/>
            <draw:enhanced-geometry svg:viewBox="0 0 11 106" draw:type="non-primitive" draw:enhanced-path="M 0 0 L 0 0 1 14 3 29 6 42 9 57 11 71 10 84 6 96 0 106 N"/>
          </draw:custom-shape>
          <draw:custom-shape draw:style-name="gr39" draw:text-style-name="P7" draw:layer="layout" svg:width="0.076cm" svg:height="0.056cm" draw:transform="rotate (-2.35619449019309) translate (22.251cm 19.339cm)">
            <text:p/>
            <draw:enhanced-geometry svg:viewBox="0 0 161 90" draw:type="non-primitive" draw:enhanced-path="M 0 20 L 0 20 21 18 44 14 67 8 89 3 111 0 130 1 146 7 157 20 157 20 161 32 160 43 155 56 147 67 138 76 128 84 117 88 105 90 N"/>
          </draw:custom-shape>
          <draw:custom-shape draw:style-name="gr39" draw:text-style-name="P7" draw:layer="layout" svg:width="0.017cm" svg:height="0.021cm" draw:transform="rotate (-2.35619449019309) translate (22.248cm 19.418cm)">
            <text:p/>
            <draw:enhanced-geometry svg:viewBox="0 0 35 35" draw:type="non-primitive" draw:enhanced-path="M 35 35 L 35 35 31 31 26 25 23 18 18 12 15 6 10 3 6 0 0 1 N"/>
          </draw:custom-shape>
          <draw:custom-shape draw:style-name="gr39" draw:text-style-name="P7" draw:layer="layout" svg:width="0.023cm" svg:height="0.065cm" draw:transform="rotate (-2.35619449019309) translate (22.411cm 19.176cm)">
            <text:p/>
            <draw:enhanced-geometry svg:viewBox="0 0 53 106" draw:type="non-primitive" draw:enhanced-path="M 53 0 L 53 0 46 10 37 17 28 25 19 33 11 41 4 50 0 59 0 70 0 70 3 78 7 83 14 88 22 91 30 95 38 98 46 101 53 106 N"/>
          </draw:custom-shape>
          <draw:custom-shape draw:style-name="gr39" draw:text-style-name="P7" draw:layer="layout" svg:width="0.728cm" svg:height="1.669cm" draw:transform="rotate (-2.35619449019309) translate (22.385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2" draw:text-style-name="P7" draw:layer="layout" svg:width="0.095cm" svg:height="0.321cm" draw:transform="rotate (-2.35619449019309) translate (22.394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9" draw:text-style-name="P7" draw:layer="layout" svg:width="0.095cm" svg:height="0.321cm" draw:transform="rotate (-2.35619449019309) translate (22.394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2" draw:text-style-name="P7" draw:layer="layout" svg:width="0.117cm" svg:height="0.308cm" draw:transform="rotate (-2.35619449019309) translate (22.434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9" draw:text-style-name="P7" draw:layer="layout" svg:width="0.117cm" svg:height="0.308cm" draw:transform="rotate (-2.35619449019309) translate (22.434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2" draw:text-style-name="P7" draw:layer="layout" svg:width="0.102cm" svg:height="0.193cm" draw:transform="rotate (-2.35619449019309) translate (22.426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9" draw:text-style-name="P7" draw:layer="layout" svg:width="0.102cm" svg:height="0.193cm" draw:transform="rotate (-2.35619449019309) translate (22.426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2" draw:text-style-name="P7" draw:layer="layout" svg:width="0.101cm" svg:height="0.302cm" draw:transform="rotate (-2.35619449019309) translate (22.187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9" draw:text-style-name="P7" draw:layer="layout" svg:width="0.101cm" svg:height="0.302cm" draw:transform="rotate (-2.35619449019309) translate (22.187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2" draw:text-style-name="P7" draw:layer="layout" svg:width="0.109cm" svg:height="0.188cm" draw:transform="rotate (-2.35619449019309) translate (22.068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9" draw:text-style-name="P7" draw:layer="layout" svg:width="0.109cm" svg:height="0.188cm" draw:transform="rotate (-2.35619449019309) translate (22.068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2" draw:text-style-name="P7" draw:layer="layout" svg:width="0.078cm" svg:height="0.022cm" draw:transform="rotate (-2.35619449019309) translate (22.098cm 19.235cm)">
            <text:p/>
            <draw:enhanced-geometry svg:viewBox="0 0 175 34" draw:type="non-primitive" draw:enhanced-path="M 175 0 L 153 4 132 9 109 13 87 17 66 21 43 26 22 30 0 34 175 0 Z N"/>
          </draw:custom-shape>
          <draw:custom-shape draw:style-name="gr39" draw:text-style-name="P7" draw:layer="layout" svg:width="0.078cm" svg:height="0.022cm" draw:transform="rotate (-2.35619449019309) translate (22.098cm 19.235cm)">
            <text:p/>
            <draw:enhanced-geometry svg:viewBox="0 0 175 34" draw:type="non-primitive" draw:enhanced-path="M 175 0 L 175 0 153 4 132 9 109 13 87 17 66 21 43 26 22 30 0 34 N"/>
          </draw:custom-shape>
          <draw:custom-shape draw:style-name="gr42" draw:text-style-name="P7" draw:layer="layout" svg:width="0.091cm" svg:height="0.216cm" draw:transform="rotate (-2.35619449019309) translate (22.309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9" draw:text-style-name="P7" draw:layer="layout" svg:width="0.091cm" svg:height="0.216cm" draw:transform="rotate (-2.35619449019309) translate (22.309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2" draw:text-style-name="P7" draw:layer="layout" svg:width="0.076cm" svg:height="0.217cm" draw:transform="rotate (-2.35619449019309) translate (21.975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9" draw:text-style-name="P7" draw:layer="layout" svg:width="0.076cm" svg:height="0.217cm" draw:transform="rotate (-2.35619449019309) translate (21.975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7" draw:layer="layout" svg:width="0.021cm" svg:height="0.011cm" draw:transform="rotate (-2.35619449019309) translate (21.794cm 19.686cm)">
            <text:p/>
            <draw:enhanced-geometry svg:viewBox="0 0 44 17" draw:type="non-primitive" draw:enhanced-path="M 44 17 L 38 15 33 13 28 10 23 8 17 7 11 5 6 2 0 0 44 17 Z N"/>
          </draw:custom-shape>
          <draw:custom-shape draw:style-name="gr39" draw:text-style-name="P7" draw:layer="layout" svg:width="0.021cm" svg:height="0.011cm" draw:transform="rotate (-2.35619449019309) translate (21.794cm 19.686cm)">
            <text:p/>
            <draw:enhanced-geometry svg:viewBox="0 0 44 17" draw:type="non-primitive" draw:enhanced-path="M 44 17 L 44 17 38 15 33 13 28 10 23 8 17 7 11 5 6 2 0 0 N"/>
          </draw:custom-shape>
          <draw:custom-shape draw:style-name="gr42" draw:text-style-name="P7" draw:layer="layout" svg:width="0.255cm" svg:height="0.226cm" draw:transform="rotate (-2.35619449019309) translate (21.93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9" draw:text-style-name="P7" draw:layer="layout" svg:width="0.255cm" svg:height="0.226cm" draw:transform="rotate (-2.35619449019309) translate (21.93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2" draw:text-style-name="P7" draw:layer="layout" svg:width="0.226cm" svg:height="0.204cm" draw:transform="rotate (-2.35619449019309) translate (21.134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9" draw:text-style-name="P7" draw:layer="layout" svg:width="0.226cm" svg:height="0.204cm" draw:transform="rotate (-2.35619449019309) translate (21.134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2" draw:text-style-name="P7" draw:layer="layout" svg:width="0.313cm" svg:height="0.313cm" draw:transform="rotate (-2.35619449019309) translate (20.373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9" draw:text-style-name="P7" draw:layer="layout" svg:width="0.313cm" svg:height="0.313cm" draw:transform="rotate (-2.35619449019309) translate (20.373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2" draw:text-style-name="P7" draw:layer="layout" svg:width="0.076cm" svg:height="0.064cm" draw:transform="rotate (-2.35619449019309) translate (20.693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9" draw:text-style-name="P7" draw:layer="layout" svg:width="0.076cm" svg:height="0.064cm" draw:transform="rotate (-2.35619449019309) translate (20.693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2" draw:text-style-name="P7" draw:layer="layout" svg:width="0.064cm" svg:height="0.053cm" draw:transform="rotate (-2.35619449019309) translate (21.089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9" draw:text-style-name="P7" draw:layer="layout" svg:width="0.064cm" svg:height="0.053cm" draw:transform="rotate (-2.35619449019309) translate (21.089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2" draw:text-style-name="P7" draw:layer="layout" svg:width="0.069cm" svg:height="0.119cm" draw:transform="rotate (-2.35619449019309) translate (20.722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9" draw:text-style-name="P7" draw:layer="layout" svg:width="0.069cm" svg:height="0.119cm" draw:transform="rotate (-2.35619449019309) translate (20.722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2" draw:text-style-name="P7" draw:layer="layout" svg:width="0.069cm" svg:height="0.121cm" draw:transform="rotate (-2.35619449019309) translate (21.0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9" draw:text-style-name="P7" draw:layer="layout" svg:width="0.069cm" svg:height="0.121cm" draw:transform="rotate (-2.35619449019309) translate (21.0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2" draw:text-style-name="P7" draw:layer="layout" svg:width="0.24cm" svg:height="0.204cm" draw:transform="rotate (-2.35619449019309) translate (22.138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9" draw:text-style-name="P7" draw:layer="layout" svg:width="0.24cm" svg:height="0.204cm" draw:transform="rotate (-2.35619449019309) translate (22.138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2" draw:text-style-name="P7" draw:layer="layout" svg:width="0.323cm" svg:height="0.317cm" draw:transform="rotate (-2.35619449019309) translate (21.7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9" draw:text-style-name="P7" draw:layer="layout" svg:width="0.323cm" svg:height="0.317cm" draw:transform="rotate (-2.35619449019309) translate (21.7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9" draw:text-style-name="P7" draw:layer="layout" svg:width="0.695cm" svg:height="1.67cm" draw:transform="rotate (-2.35619449019309) translate (23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2" draw:text-style-name="P7" draw:layer="layout" svg:width="0.255cm" svg:height="0.228cm" draw:transform="rotate (-2.35619449019309) translate (22.943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9" draw:text-style-name="P7" draw:layer="layout" svg:width="0.255cm" svg:height="0.228cm" draw:transform="rotate (-2.35619449019309) translate (22.943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9" draw:text-style-name="P7" draw:layer="layout" svg:width="0.004cm" svg:height="0.083cm" draw:transform="rotate (-2.35619449019309) translate (22.77cm 18.834cm)">
            <text:p/>
            <draw:enhanced-geometry svg:viewBox="0 0 0 140" draw:type="non-primitive" draw:enhanced-path="M 0 140 L 0 140 0 123 0 105 0 88 0 70 0 53 0 36 0 17 0 0 N"/>
          </draw:custom-shape>
          <draw:custom-shape draw:style-name="gr39" draw:text-style-name="P7" draw:layer="layout" svg:width="0.004cm" svg:height="0.087cm" draw:transform="rotate (-2.35619449019309) translate (22.724cm 18.854cm)">
            <text:p/>
            <draw:enhanced-geometry svg:viewBox="0 0 0 141" draw:type="non-primitive" draw:enhanced-path="M 0 141 L 0 141 0 123 0 106 0 88 0 71 0 54 0 36 0 19 0 0 N"/>
          </draw:custom-shape>
          <draw:custom-shape draw:style-name="gr39" draw:text-style-name="P7" draw:layer="layout" svg:width="0.005cm" svg:height="0.064cm" draw:transform="rotate (-2.35619449019309) translate (22.824cm 18.807cm)">
            <text:p/>
            <draw:enhanced-geometry svg:viewBox="0 0 9 105" draw:type="non-primitive" draw:enhanced-path="M 9 105 L 9 105 7 91 6 79 5 65 4 52 3 40 2 26 1 14 0 0 N"/>
          </draw:custom-shape>
          <draw:custom-shape draw:style-name="gr39" draw:text-style-name="P7" draw:layer="layout" svg:width="0.044cm" svg:height="0.005cm" draw:transform="rotate (-2.35619449019309) translate (22.809cm 18.701cm)">
            <text:p/>
            <draw:enhanced-geometry svg:viewBox="0 0 97 0" draw:type="non-primitive" draw:enhanced-path="M 97 0 L 97 0 84 0 72 0 59 0 48 0 35 0 24 0 12 0 0 0 N"/>
          </draw:custom-shape>
          <draw:custom-shape draw:style-name="gr39" draw:text-style-name="P7" draw:layer="layout" svg:width="0.073cm" svg:height="0.021cm" draw:transform="rotate (-2.35619449019309) translate (22.741cm 18.702cm)">
            <text:p/>
            <draw:enhanced-geometry svg:viewBox="0 0 149 35" draw:type="non-primitive" draw:enhanced-path="M 149 0 L 149 0 131 5 112 9 93 14 74 17 56 22 37 26 19 31 0 35 N"/>
          </draw:custom-shape>
          <draw:custom-shape draw:style-name="gr39" draw:text-style-name="P7" draw:layer="layout" svg:width="0.069cm" svg:height="0.03cm" draw:transform="rotate (-2.35619449019309) translate (22.685cm 18.701cm)">
            <text:p/>
            <draw:enhanced-geometry svg:viewBox="0 0 148 55" draw:type="non-primitive" draw:enhanced-path="M 148 0 L 148 0 129 7 111 14 92 21 74 27 54 34 36 41 18 48 0 55 N"/>
          </draw:custom-shape>
          <draw:custom-shape draw:style-name="gr39" draw:text-style-name="P7" draw:layer="layout" svg:width="0.006cm" svg:height="0.077cm" draw:transform="rotate (-2.35619449019309) translate (22.659cm 18.879cm)">
            <text:p/>
            <draw:enhanced-geometry svg:viewBox="0 0 0 121" draw:type="non-primitive" draw:enhanced-path="M 0 121 L 0 121 0 106 0 92 0 77 0 61 0 46 0 31 0 16 0 0 N"/>
          </draw:custom-shape>
          <draw:custom-shape draw:style-name="gr39" draw:text-style-name="P7" draw:layer="layout" svg:width="0.053cm" svg:height="0.021cm" draw:transform="rotate (-2.35619449019309) translate (22.634cm 18.744cm)">
            <text:p/>
            <draw:enhanced-geometry svg:viewBox="0 0 107 37" draw:type="non-primitive" draw:enhanced-path="M 107 0 L 107 0 93 5 80 9 66 14 54 18 40 23 26 26 14 32 0 37 N"/>
          </draw:custom-shape>
          <draw:custom-shape draw:style-name="gr39" draw:text-style-name="P7" draw:layer="layout" svg:width="0.008cm" svg:height="0.052cm" draw:transform="rotate (-2.35619449019309) translate (22.618cm 18.88cm)">
            <text:p/>
            <draw:enhanced-geometry svg:viewBox="0 0 17 87" draw:type="non-primitive" draw:enhanced-path="M 0 87 L 0 87 2 77 4 66 6 56 8 44 10 34 13 23 15 11 17 0 N"/>
          </draw:custom-shape>
          <draw:custom-shape draw:style-name="gr39" draw:text-style-name="P7" draw:layer="layout" svg:width="0.028cm" svg:height="0.008cm" draw:transform="rotate (-2.35619449019309) translate (22.591cm 18.707cm)">
            <text:p/>
            <draw:enhanced-geometry svg:viewBox="0 0 61 17" draw:type="non-primitive" draw:enhanced-path="M 61 0 L 61 0 53 2 46 4 38 6 30 8 22 10 16 12 8 14 0 17 N"/>
          </draw:custom-shape>
          <draw:custom-shape draw:style-name="gr39" draw:text-style-name="P7" draw:layer="layout" svg:width="0.008cm" svg:height="0.089cm" draw:transform="rotate (-2.35619449019309) translate (21.855cm 19.588cm)">
            <text:p/>
            <draw:enhanced-geometry svg:viewBox="0 0 18 141" draw:type="non-primitive" draw:enhanced-path="M 18 141 L 18 141 16 122 13 105 11 87 9 70 7 53 4 35 2 18 0 0 N"/>
          </draw:custom-shape>
          <draw:custom-shape draw:style-name="gr39" draw:text-style-name="P7" draw:layer="layout" svg:width="0.008cm" svg:height="0.085cm" draw:transform="rotate (-2.35619449019309) translate (21.877cm 19.637cm)">
            <text:p/>
            <draw:enhanced-geometry svg:viewBox="0 0 17 140" draw:type="non-primitive" draw:enhanced-path="M 0 140 L 0 140 2 123 4 105 7 88 9 70 11 52 12 35 15 17 17 0 N"/>
          </draw:custom-shape>
          <draw:custom-shape draw:style-name="gr39" draw:text-style-name="P7" draw:layer="layout" svg:width="0.061cm" svg:height="0.011cm" draw:transform="rotate (-2.35619449019309) translate (21.8cm 19.548cm)">
            <text:p/>
            <draw:enhanced-geometry svg:viewBox="0 0 131 17" draw:type="non-primitive" draw:enhanced-path="M 0 0 L 0 0 17 2 33 4 49 6 66 9 82 11 98 12 114 14 131 17 N"/>
          </draw:custom-shape>
          <draw:custom-shape draw:style-name="gr39" draw:text-style-name="P7" draw:layer="layout" svg:width="0.052cm" svg:height="0.021cm" draw:transform="rotate (-2.35619449019309) translate (21.804cm 19.51cm)">
            <text:p/>
            <draw:enhanced-geometry svg:viewBox="0 0 114 34" draw:type="non-primitive" draw:enhanced-path="M 0 0 L 0 0 14 4 27 9 42 13 57 18 70 21 85 26 100 30 114 34 N"/>
          </draw:custom-shape>
          <draw:custom-shape draw:style-name="gr39" draw:text-style-name="P7" draw:layer="layout" svg:width="0.006cm" svg:height="0.046cm" draw:transform="rotate (-2.35619449019309) translate (21.826cm 19.731cm)">
            <text:p/>
            <draw:enhanced-geometry svg:viewBox="0 0 17 71" draw:type="non-primitive" draw:enhanced-path="M 0 71 L 0 71 1 62 3 53 4 44 6 35 9 27 11 18 13 9 17 0 N"/>
          </draw:custom-shape>
          <draw:custom-shape draw:style-name="gr39" draw:text-style-name="P7" draw:layer="layout" svg:width="0.004cm" svg:height="0.071cm" draw:transform="rotate (-2.35619449019309) translate (21.837cm 19.74cm)">
            <text:p/>
            <draw:enhanced-geometry svg:viewBox="0 0 0 124" draw:type="non-primitive" draw:enhanced-path="M 0 124 L 0 124 0 108 0 93 0 78 0 62 0 47 0 31 0 16 0 0 N"/>
          </draw:custom-shape>
          <draw:custom-shape draw:style-name="gr39" draw:text-style-name="P7" draw:layer="layout" svg:width="0.004cm" svg:height="0.055cm" draw:transform="rotate (-2.35619449019309) translate (21.852cm 19.787cm)">
            <text:p/>
            <draw:enhanced-geometry svg:viewBox="0 0 12 87" draw:type="non-primitive" draw:enhanced-path="M 4 87 L 4 87 4 75 3 64 1 51 0 40 0 29 2 19 6 8 12 0 N"/>
          </draw:custom-shape>
          <draw:custom-shape draw:style-name="gr39" draw:text-style-name="P7" draw:layer="layout" svg:width="0.009cm" svg:height="0.063cm" draw:transform="rotate (-2.35619449019309) translate (21.782cm 19.841cm)">
            <text:p/>
            <draw:enhanced-geometry svg:viewBox="0 0 18 105" draw:type="non-primitive" draw:enhanced-path="M 9 105 L 9 105 9 90 11 74 14 56 17 39 18 24 15 12 10 3 0 0 N"/>
          </draw:custom-shape>
          <draw:custom-shape draw:style-name="gr39" draw:text-style-name="P7" draw:layer="layout" svg:width="0.04cm" svg:height="0.033cm" draw:transform="rotate (-2.35619449019309) translate (21.721cm 19.75cm)">
            <text:p/>
            <draw:enhanced-geometry svg:viewBox="0 0 88 52" draw:type="non-primitive" draw:enhanced-path="M 0 0 L 0 0 11 7 21 12 33 19 44 26 54 33 65 40 77 45 88 52 N"/>
          </draw:custom-shape>
          <draw:custom-shape draw:style-name="gr39" draw:text-style-name="P7" draw:layer="layout" svg:width="0.035cm" svg:height="0.02cm" draw:transform="rotate (-2.35619449019309) translate (21.764cm 19.725cm)">
            <text:p/>
            <draw:enhanced-geometry svg:viewBox="0 0 72 35" draw:type="non-primitive" draw:enhanced-path="M 0 0 L 0 0 9 5 18 9 27 14 36 17 44 22 53 26 63 31 72 35 N"/>
          </draw:custom-shape>
          <draw:custom-shape draw:style-name="gr39" draw:text-style-name="P7" draw:layer="layout" svg:width="0.044cm" svg:height="0.03cm" draw:transform="rotate (-2.35619449019309) translate (21.817cm 19.673cm)">
            <text:p/>
            <draw:enhanced-geometry svg:viewBox="0 0 96 52" draw:type="non-primitive" draw:enhanced-path="M 0 0 L 0 0 12 7 24 13 36 19 49 26 60 32 72 39 84 46 96 52 N"/>
          </draw:custom-shape>
          <draw:custom-shape draw:style-name="gr39" draw:text-style-name="P7" draw:layer="layout" svg:width="0.041cm" svg:height="0.033cm" draw:transform="rotate (-2.35619449019309) translate (21.775cm 19.608cm)">
            <text:p/>
            <draw:enhanced-geometry svg:viewBox="0 0 89 53" draw:type="non-primitive" draw:enhanced-path="M 0 0 L 0 0 11 7 22 13 33 19 45 26 55 33 66 40 77 47 89 53 N"/>
          </draw:custom-shape>
          <draw:custom-shape draw:style-name="gr39" draw:text-style-name="P7" draw:layer="layout" svg:width="0.029cm" svg:height="0.014cm" draw:transform="rotate (-2.35619449019309) translate (21.362cm 19.042cm)">
            <text:p/>
            <draw:enhanced-geometry svg:viewBox="0 0 62 20" draw:type="non-primitive" draw:enhanced-path="M 0 0 L 0 0 8 3 16 7 25 11 33 15 41 18 47 20 55 20 62 17 N"/>
          </draw:custom-shape>
          <draw:custom-shape draw:style-name="gr39" draw:text-style-name="P7" draw:layer="layout" svg:width="0.008cm" svg:height="0.011cm" draw:transform="rotate (-2.35619449019309) translate (21.297cm 19.128cm)">
            <text:p/>
            <draw:enhanced-geometry svg:viewBox="0 0 17 18" draw:type="non-primitive" draw:enhanced-path="M 0 18 L 0 18 5 13 8 9 13 4 17 0 N"/>
          </draw:custom-shape>
          <draw:custom-shape draw:style-name="gr39" draw:text-style-name="P7" draw:layer="layout" svg:width="0.037cm" svg:height="0.02cm" draw:transform="rotate (-2.35619449019309) translate (21.348cm 19.089cm)">
            <text:p/>
            <draw:enhanced-geometry svg:viewBox="0 0 79 35" draw:type="non-primitive" draw:enhanced-path="M 0 0 L 0 0 10 4 20 9 30 13 41 17 51 21 60 26 70 30 79 35 N"/>
          </draw:custom-shape>
          <draw:custom-shape draw:style-name="gr39" draw:text-style-name="P7" draw:layer="layout" svg:width="0.032cm" svg:height="0.011cm" draw:transform="rotate (-2.35619449019309) translate (21.219cm 19.034cm)">
            <text:p/>
            <draw:enhanced-geometry svg:viewBox="0 0 70 17" draw:type="non-primitive" draw:enhanced-path="M 0 17 L 0 17 9 15 17 13 26 11 35 8 43 6 52 5 60 3 70 0 N"/>
          </draw:custom-shape>
          <draw:custom-shape draw:style-name="gr39" draw:text-style-name="P7" draw:layer="layout" svg:width="0.041cm" svg:height="0.011cm" draw:transform="rotate (-2.35619449019309) translate (21.155cm 18.983cm)">
            <text:p/>
            <draw:enhanced-geometry svg:viewBox="0 0 88 17" draw:type="non-primitive" draw:enhanced-path="M 0 17 L 0 17 11 14 22 12 32 10 44 8 54 5 65 3 76 1 88 0 N"/>
          </draw:custom-shape>
          <draw:custom-shape draw:style-name="gr39" draw:text-style-name="P7" draw:layer="layout" svg:width="0.033cm" svg:height="0.023cm" draw:transform="rotate (-2.35619449019309) translate (21.216cm 19.007cm)">
            <text:p/>
            <draw:enhanced-geometry svg:viewBox="0 0 71 36" draw:type="non-primitive" draw:enhanced-path="M 71 0 L 71 0 62 5 53 10 44 14 36 19 27 23 18 27 9 31 0 36 N"/>
          </draw:custom-shape>
          <draw:custom-shape draw:style-name="gr39" draw:text-style-name="P7" draw:layer="layout" svg:width="0.032cm" svg:height="0.011cm" draw:transform="rotate (-2.35619449019309) translate (21.291cm 18.999cm)">
            <text:p/>
            <draw:enhanced-geometry svg:viewBox="0 0 72 19" draw:type="non-primitive" draw:enhanced-path="M 72 0 L 72 0 63 2 54 5 45 7 37 9 28 13 19 15 10 17 0 19 N"/>
          </draw:custom-shape>
          <draw:custom-shape draw:style-name="gr39" draw:text-style-name="P7" draw:layer="layout" svg:width="0.033cm" svg:height="0.006cm" draw:transform="rotate (-2.35619449019309) translate (21.32cm 19.015cm)">
            <text:p/>
            <draw:enhanced-geometry svg:viewBox="0 0 62 17" draw:type="non-primitive" draw:enhanced-path="M 62 17 L 62 17 54 15 47 12 39 10 31 8 23 6 16 4 8 2 0 0 N"/>
          </draw:custom-shape>
          <draw:custom-shape draw:style-name="gr39" draw:text-style-name="P7" draw:layer="layout" svg:width="0.033cm" svg:height="0.008cm" draw:transform="rotate (-2.35619449019309) translate (21.376cm 19.04cm)">
            <text:p/>
            <draw:enhanced-geometry svg:viewBox="0 0 69 17" draw:type="non-primitive" draw:enhanced-path="M 0 17 L 0 17 9 15 18 13 26 11 35 8 43 6 52 4 60 2 69 0 N"/>
          </draw:custom-shape>
          <draw:custom-shape draw:style-name="gr39" draw:text-style-name="P7" draw:layer="layout" svg:width="0.037cm" svg:height="0.045cm" draw:transform="rotate (-2.35619449019309) translate (20.772cm 18.611cm)">
            <text:p/>
            <draw:enhanced-geometry svg:viewBox="0 0 78 71" draw:type="non-primitive" draw:enhanced-path="M 78 0 L 78 0 68 9 59 18 48 28 38 35 28 45 19 54 9 62 0 71 N"/>
          </draw:custom-shape>
          <draw:custom-shape draw:style-name="gr39" draw:text-style-name="P7" draw:layer="layout" svg:width="0.042cm" svg:height="0.021cm" draw:transform="rotate (-2.35619449019309) translate (20.72cm 18.64cm)">
            <text:p/>
            <draw:enhanced-geometry svg:viewBox="0 0 88 37" draw:type="non-primitive" draw:enhanced-path="M 0 0 L 0 0 11 5 21 9 33 14 44 18 54 23 66 28 77 32 88 37 N"/>
          </draw:custom-shape>
          <draw:custom-shape draw:style-name="gr39" draw:text-style-name="P7" draw:layer="layout" svg:width="0.033cm" svg:height="0.032cm" draw:transform="rotate (-2.35619449019309) translate (20.652cm 18.578cm)">
            <text:p/>
            <draw:enhanced-geometry svg:viewBox="0 0 70 52" draw:type="non-primitive" draw:enhanced-path="M 70 0 L 70 0 60 7 47 12 35 18 24 22 12 29 4 35 0 43 1 52 N"/>
          </draw:custom-shape>
          <draw:custom-shape draw:style-name="gr39" draw:text-style-name="P7" draw:layer="layout" svg:width="0.047cm" svg:height="0.007cm" draw:transform="rotate (-2.35619449019309) translate (20.597cm 18.577cm)">
            <text:p/>
            <draw:enhanced-geometry svg:viewBox="0 0 97 0" draw:type="non-primitive" draw:enhanced-path="M 0 0 L 0 0 13 0 24 0 37 0 48 0 60 0 72 0 84 0 97 0 N"/>
          </draw:custom-shape>
          <draw:custom-shape draw:style-name="gr39" draw:text-style-name="P7" draw:layer="layout" svg:width="0.032cm" svg:height="0.032cm" draw:transform="rotate (-2.35619449019309) translate (20.583cm 18.534cm)">
            <text:p/>
            <draw:enhanced-geometry svg:viewBox="0 0 70 52" draw:type="non-primitive" draw:enhanced-path="M 70 0 L 70 0 61 7 52 13 44 20 35 26 26 33 18 40 9 46 0 52 N"/>
          </draw:custom-shape>
          <draw:custom-shape draw:style-name="gr39" draw:text-style-name="P7" draw:layer="layout" svg:width="0.044cm" svg:height="0.004cm" draw:transform="rotate (-2.35619449019309) translate (20.58cm 18.529cm)">
            <text:p/>
            <draw:enhanced-geometry svg:viewBox="0 0 97 0" draw:type="non-primitive" draw:enhanced-path="M 0 0 L 0 0 13 0 24 0 37 0 48 0 61 0 72 0 84 0 97 0 N"/>
          </draw:custom-shape>
          <draw:custom-shape draw:style-name="gr39" draw:text-style-name="P7" draw:layer="layout" svg:width="0.033cm" svg:height="0.021cm" draw:transform="rotate (-2.35619449019309) translate (20.479cm 18.512cm)">
            <text:p/>
            <draw:enhanced-geometry svg:viewBox="0 0 72 35" draw:type="non-primitive" draw:enhanced-path="M 72 0 L 72 0 61 4 50 7 38 10 25 12 15 16 6 20 1 27 0 35 N"/>
          </draw:custom-shape>
          <draw:custom-shape draw:style-name="gr39" draw:text-style-name="P7" draw:layer="layout" svg:width="0.055cm" svg:height="0.005cm" draw:transform="rotate (-2.35619449019309) translate (20.49cm 18.478cm)">
            <text:p/>
            <draw:enhanced-geometry svg:viewBox="0 0 122 0" draw:type="non-primitive" draw:enhanced-path="M 122 0 L 122 0 106 0 90 0 76 0 60 0 45 0 30 0 14 0 0 0 N"/>
          </draw:custom-shape>
          <draw:custom-shape draw:style-name="gr39" draw:text-style-name="P7" draw:layer="layout" svg:width="0.023cm" svg:height="0.008cm" draw:transform="rotate (-2.35619449019309) translate (20.496cm 18.424cm)">
            <text:p/>
            <draw:enhanced-geometry svg:viewBox="0 0 52 17" draw:type="non-primitive" draw:enhanced-path="M 52 0 L 52 0 46 2 40 5 33 7 26 9 20 11 13 14 7 15 0 17 N"/>
          </draw:custom-shape>
          <draw:custom-shape draw:style-name="gr39" draw:text-style-name="P7" draw:layer="layout" svg:width="0.028cm" svg:height="0.044cm" draw:transform="rotate (-2.35619449019309) translate (20.472cm 18.468cm)">
            <text:p/>
            <draw:enhanced-geometry svg:viewBox="0 0 61 71" draw:type="non-primitive" draw:enhanced-path="M 61 0 L 61 0 53 9 46 18 38 26 30 35 22 45 16 52 8 62 0 71 N"/>
          </draw:custom-shape>
          <draw:custom-shape draw:style-name="gr39" draw:text-style-name="P7" draw:layer="layout" svg:width="0.033cm" svg:height="0.008cm" draw:transform="rotate (-2.35619449019309) translate (20.394cm 18.469cm)">
            <text:p/>
            <draw:enhanced-geometry svg:viewBox="0 0 70 17" draw:type="non-primitive" draw:enhanced-path="M 0 17 L 0 17 9 15 18 13 26 12 35 9 44 7 52 5 61 3 70 0 N"/>
          </draw:custom-shape>
          <draw:custom-shape draw:style-name="gr39" draw:text-style-name="P7" draw:layer="layout" svg:width="0.054cm" svg:height="0.004cm" draw:transform="rotate (-2.35619449019309) translate (22.048cm 18.144cm)">
            <text:p/>
            <draw:enhanced-geometry svg:viewBox="0 0 107 0" draw:type="non-primitive" draw:enhanced-path="M 107 0 L 107 0 93 0 80 0 66 0 54 0 40 0 26 0 14 0 0 0 N"/>
          </draw:custom-shape>
          <draw:custom-shape draw:style-name="gr39" draw:text-style-name="P7" draw:layer="layout" svg:width="0.065cm" svg:height="0.011cm" draw:transform="rotate (-2.35619449019309) translate (22.048cm 18.206cm)">
            <text:p/>
            <draw:enhanced-geometry svg:viewBox="0 0 131 19" draw:type="non-primitive" draw:enhanced-path="M 131 0 L 131 0 114 2 98 5 81 7 65 9 49 13 32 15 17 17 0 19 N"/>
          </draw:custom-shape>
          <draw:custom-shape draw:style-name="gr39" draw:text-style-name="P7" draw:layer="layout" svg:width="0.036cm" svg:height="0.004cm" draw:transform="rotate (-2.35619449019309) translate (22.111cm 18.267cm)">
            <text:p/>
            <draw:enhanced-geometry svg:viewBox="0 0 78 0" draw:type="non-primitive" draw:enhanced-path="M 78 0 L 78 0 68 0 59 0 49 0 39 0 28 0 19 0 9 0 0 0 N"/>
          </draw:custom-shape>
          <draw:custom-shape draw:style-name="gr39" draw:text-style-name="P7" draw:layer="layout" svg:width="0.049cm" svg:height="0.005cm" draw:transform="rotate (-2.35619449019309) translate (22.088cm 18.371cm)">
            <text:p/>
            <draw:enhanced-geometry svg:viewBox="0 0 106 0" draw:type="non-primitive" draw:enhanced-path="M 106 0 L 106 0 97 0 87 0 78 0 70 0 61 0 52 0 43 0 34 0 34 0 30 0 26 0 22 0 17 0 13 0 8 0 5 0 0 0 N"/>
          </draw:custom-shape>
          <draw:custom-shape draw:style-name="gr39" draw:text-style-name="P7" draw:layer="layout" svg:width="0.023cm" svg:height="0.007cm" draw:transform="rotate (-2.35619449019309) translate (22.037cm 18.322cm)">
            <text:p/>
            <draw:enhanced-geometry svg:viewBox="0 0 53 17" draw:type="non-primitive" draw:enhanced-path="M 0 17 L 0 17 6 15 12 12 19 10 26 8 32 6 39 4 46 2 53 0 N"/>
          </draw:custom-shape>
          <draw:custom-shape draw:style-name="gr39" draw:text-style-name="P7" draw:layer="layout" svg:width="0.029cm" svg:height="0.011cm" draw:transform="rotate (-2.35619449019309) translate (22.045cm 18.244cm)">
            <text:p/>
            <draw:enhanced-geometry svg:viewBox="0 0 61 17" draw:type="non-primitive" draw:enhanced-path="M 0 0 L 0 0 7 3 15 5 23 7 31 9 38 12 46 13 54 15 61 17 N"/>
          </draw:custom-shape>
          <draw:custom-shape draw:style-name="gr39" draw:text-style-name="P7" draw:layer="layout" svg:width="0.047cm" svg:height="0.023cm" draw:transform="rotate (-2.35619449019309) translate (21.961cm 18.207cm)">
            <text:p/>
            <draw:enhanced-geometry svg:viewBox="0 0 105 39" draw:type="non-primitive" draw:enhanced-path="M 0 0 L 0 0 13 5 26 13 40 22 54 30 68 36 80 39 93 39 105 34 N"/>
          </draw:custom-shape>
          <draw:custom-shape draw:style-name="gr39" draw:text-style-name="P7" draw:layer="layout" svg:width="0.021cm" svg:height="0.004cm" draw:transform="rotate (-2.35619449019309) translate (21.405cm 19.081cm)">
            <text:p/>
            <draw:enhanced-geometry svg:viewBox="0 0 44 0" draw:type="non-primitive" draw:enhanced-path="M 0 0 L 0 0 5 0 11 0 16 0 21 0 27 0 33 0 38 0 44 0 N"/>
          </draw:custom-shape>
          <draw:custom-shape draw:style-name="gr39" draw:text-style-name="P7" draw:layer="layout" svg:width="0.04cm" svg:height="0.025cm" draw:transform="rotate (-2.35619449019309) translate (21.659cm 17.663cm)">
            <text:p/>
            <draw:enhanced-geometry svg:viewBox="0 0 88 36" draw:type="non-primitive" draw:enhanced-path="M 88 0 L 88 0 77 5 65 10 54 14 44 17 32 22 21 27 11 31 0 36 N"/>
          </draw:custom-shape>
          <draw:custom-shape draw:style-name="gr39" draw:text-style-name="P7" draw:layer="layout" svg:width="0.017cm" svg:height="0.052cm" draw:transform="rotate (-2.35619449019309) translate (21.616cm 17.727cm)">
            <text:p/>
            <draw:enhanced-geometry svg:viewBox="0 0 35 86" draw:type="non-primitive" draw:enhanced-path="M 0 0 L 0 0 4 11 7 22 9 35 11 47 15 59 19 69 26 78 35 86 N"/>
          </draw:custom-shape>
          <draw:custom-shape draw:style-name="gr39" draw:text-style-name="P7" draw:layer="layout" svg:width="0.065cm" svg:height="0.06cm" draw:transform="rotate (-2.35619449019309) translate (21.651cm 17.662cm)">
            <text:p/>
            <draw:enhanced-geometry svg:viewBox="0 0 133 104" draw:type="non-primitive" draw:enhanced-path="M 133 0 L 133 0 127 11 123 22 118 35 115 46 109 59 104 69 97 79 89 87 89 87 80 93 70 97 58 99 47 100 36 102 24 102 12 103 0 104 N"/>
          </draw:custom-shape>
          <draw:custom-shape draw:style-name="gr39" draw:text-style-name="P7" draw:layer="layout" svg:width="0.011cm" svg:height="0.051cm" draw:transform="rotate (-2.35619449019309) translate (21.591cm 17.621cm)">
            <text:p/>
            <draw:enhanced-geometry svg:viewBox="0 0 27 87" draw:type="non-primitive" draw:enhanced-path="M 0 0 L 0 0 3 10 7 22 10 33 13 43 17 55 20 66 24 77 27 87 N"/>
          </draw:custom-shape>
          <draw:custom-shape draw:style-name="gr39" draw:text-style-name="P7" draw:layer="layout" svg:width="0.047cm" svg:height="0.02cm" draw:transform="rotate (-2.35619449019309) translate (21.579cm 17.508cm)">
            <text:p/>
            <draw:enhanced-geometry svg:viewBox="0 0 97 35" draw:type="non-primitive" draw:enhanced-path="M 97 0 L 97 0 84 5 72 9 60 14 48 18 36 23 24 26 13 31 0 35 N"/>
          </draw:custom-shape>
          <draw:custom-shape draw:style-name="gr39" draw:text-style-name="P7" draw:layer="layout" svg:width="0.029cm" svg:height="0.06cm" draw:transform="rotate (-2.35619449019309) translate (21.519cm 17.554cm)">
            <text:p/>
            <draw:enhanced-geometry svg:viewBox="0 0 69 103" draw:type="non-primitive" draw:enhanced-path="M 0 0 L 0 0 9 12 17 26 26 38 35 51 43 64 52 77 60 90 69 103 N"/>
          </draw:custom-shape>
          <draw:custom-shape draw:style-name="gr39" draw:text-style-name="P7" draw:layer="layout" svg:width="0.062cm" svg:height="0.004cm" draw:transform="rotate (-2.35619449019309) translate (21.55cm 17.409cm)">
            <text:p/>
            <draw:enhanced-geometry svg:viewBox="0 0 138 0" draw:type="non-primitive" draw:enhanced-path="M 138 0 L 138 0 119 0 97 0 75 0 52 0 32 0 14 0 4 0 0 0 N"/>
          </draw:custom-shape>
          <draw:custom-shape draw:style-name="gr39" draw:text-style-name="P7" draw:layer="layout" svg:width="0.022cm" svg:height="0.064cm" draw:transform="rotate (-2.35619449019309) translate (21.489cm 17.478cm)">
            <text:p/>
            <draw:enhanced-geometry svg:viewBox="0 0 53 105" draw:type="non-primitive" draw:enhanced-path="M 0 0 L 0 0 7 14 14 26 21 40 27 53 33 67 40 79 46 93 53 105 N"/>
          </draw:custom-shape>
          <draw:custom-shape draw:style-name="gr4" draw:text-style-name="P7" draw:layer="layout" svg:width="0.064cm" svg:height="0.098cm" draw:transform="rotate (-2.35619449019309) translate (22.392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9" draw:text-style-name="P7" draw:layer="layout" svg:width="0.064cm" svg:height="0.098cm" draw:transform="rotate (-2.35619449019309) translate (22.392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2" draw:text-style-name="P7" draw:layer="layout" svg:width="0.076cm" svg:height="0.108cm" draw:transform="rotate (-2.35619449019309) translate (22.447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9" draw:text-style-name="P7" draw:layer="layout" svg:width="0.076cm" svg:height="0.108cm" draw:transform="rotate (-2.35619449019309) translate (22.447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2" draw:text-style-name="P7" draw:layer="layout" svg:width="0.045cm" svg:height="0.021cm" draw:transform="rotate (-2.35619449019309) translate (22.457cm 19.179cm)">
            <text:p/>
            <draw:enhanced-geometry svg:viewBox="0 0 95 35" draw:type="non-primitive" draw:enhanced-path="M 95 18 L 87 15 80 13 72 9 64 6 56 3 50 1 42 0 34 1 28 4 22 6 18 11 13 14 9 18 5 24 2 30 0 35 95 18 Z N"/>
          </draw:custom-shape>
          <draw:custom-shape draw:style-name="gr39" draw:text-style-name="P7" draw:layer="layout" svg:width="0.045cm" svg:height="0.021cm" draw:transform="rotate (-2.35619449019309) translate (22.457cm 19.179cm)">
            <text:p/>
            <draw:enhanced-geometry svg:viewBox="0 0 95 35" draw:type="non-primitive" draw:enhanced-path="M 95 18 L 95 18 87 15 80 13 72 9 64 6 56 3 50 1 42 0 34 1 34 1 28 4 22 6 18 11 13 14 9 18 5 24 2 30 0 35 N"/>
          </draw:custom-shape>
          <draw:custom-shape draw:style-name="gr42" draw:text-style-name="P7" draw:layer="layout" svg:width="0.025cm" svg:height="0.021cm" draw:transform="rotate (-2.35619449019309) translate (22.424cm 19.198cm)">
            <text:p/>
            <draw:enhanced-geometry svg:viewBox="0 0 53 36" draw:type="non-primitive" draw:enhanced-path="M 53 0 L 46 5 38 8 31 12 23 15 16 19 10 23 4 29 0 36 53 0 Z N"/>
          </draw:custom-shape>
          <draw:custom-shape draw:style-name="gr39" draw:text-style-name="P7" draw:layer="layout" svg:width="0.025cm" svg:height="0.021cm" draw:transform="rotate (-2.35619449019309) translate (22.424cm 19.198cm)">
            <text:p/>
            <draw:enhanced-geometry svg:viewBox="0 0 53 36" draw:type="non-primitive" draw:enhanced-path="M 53 0 L 53 0 46 5 38 8 31 12 23 15 16 19 10 23 4 29 0 36 N"/>
          </draw:custom-shape>
          <draw:custom-shape draw:style-name="gr42" draw:text-style-name="P7" draw:layer="layout" svg:width="0.064cm" svg:height="0.045cm" draw:transform="rotate (-2.35619449019309) translate (22.224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9" draw:text-style-name="P7" draw:layer="layout" svg:width="0.064cm" svg:height="0.045cm" draw:transform="rotate (-2.35619449019309) translate (22.224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2" draw:text-style-name="P7" draw:layer="layout" svg:width="0.065cm" svg:height="0.071cm" draw:transform="rotate (-2.35619449019309) translate (22.205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9" draw:text-style-name="P7" draw:layer="layout" svg:width="0.065cm" svg:height="0.071cm" draw:transform="rotate (-2.35619449019309) translate (22.205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2" draw:text-style-name="P7" draw:layer="layout" svg:width="0.036cm" svg:height="0.042cm" draw:transform="rotate (-2.35619449019309) translate (22.426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9" draw:text-style-name="P7" draw:layer="layout" svg:width="0.036cm" svg:height="0.042cm" draw:transform="rotate (-2.35619449019309) translate (22.426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26" draw:text-style-name="P8" draw:layer="layout" svg:x1="18.5cm" svg:y1="15.8cm" svg:x2="18.5cm" svg:y2="10.3cm">
          <text:p/>
        </draw:line>
        <draw:line draw:style-name="gr26" draw:text-style-name="P8" draw:layer="layout" svg:x1="18.5cm" svg:y1="10.3cm" svg:x2="10.5cm" svg:y2="10.3cm">
          <text:p/>
        </draw:line>
        <draw:line draw:style-name="gr15" draw:text-style-name="P8" draw:layer="layout" svg:x1="10.5cm" svg:y1="10.3cm" svg:x2="10.5cm" svg:y2="9.3cm">
          <text:p/>
        </draw:line>
        <draw:line draw:style-name="gr26" draw:text-style-name="P8" draw:layer="layout" svg:x1="10.5cm" svg:y1="8.5cm" svg:x2="10.5cm" svg:y2="7.5cm">
          <text:p/>
        </draw:line>
        <draw:line draw:style-name="gr26" draw:text-style-name="P8" draw:layer="layout" svg:x1="10.5cm" svg:y1="7.5cm" svg:x2="7cm" svg:y2="7.5cm">
          <text:p/>
        </draw:line>
        <draw:line draw:style-name="gr15" draw:text-style-name="P8" draw:layer="layout" svg:x1="7cm" svg:y1="7.5cm" svg:x2="7cm" svg:y2="8.5cm">
          <text:p/>
        </draw:line>
        <draw:custom-shape draw:style-name="gr29" draw:text-style-name="P15" draw:layer="layout" svg:width="3cm" svg:height="2.787cm" svg:x="7.8cm" svg:y="6.046cm">
          <text:p text:style-name="P10"><text:span text:style-name="T14"></text:span></text:p>
          <draw:enhanced-geometry svg:viewBox="0 0 21600 21600" draw:mirror-horizontal="true" draw:mirror-vertical="false" draw:type="rectangle" draw:enhanced-path="M 0 0 L 21600 0 21600 21600 0 21600 0 0 Z N"/>
        </draw:custom-shape>
        <draw:custom-shape draw:style-name="gr32" draw:text-style-name="P15" draw:layer="layout" svg:width="3.5cm" svg:height="3.72cm" svg:x="16.9cm" svg:y="9.238cm">
          <text:p text:style-name="P10"><text:span text:style-name="T19"></text:span></text:p>
          <draw:enhanced-geometry svg:viewBox="0 0 21600 21600" draw:mirror-horizontal="false"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d sometimes...it doesn't</text:p>
          </draw:text-box>
        </draw:frame>
        <draw:frame presentation:style-name="pr2" draw:layer="layout" svg:width="25.199cm" svg:height="17cm" svg:x="1.4cm" svg:y="3cm" presentation:class="outline" presentation:user-transformed="true">
          <draw:text-box>
            <text:list text:style-name="L2">
              <text:list-item>
                <text:p>You can forward declare string</text:p>
                <text:list>
                  <text:list-item>
                    <text:p>You have to #include &lt;string&gt;</text:p>
                  </text:list-item>
                </text:list>
              </text:list-item>
              <text:list-item>
                <text:p>You can't forward declare stream classes</text:p>
                <text:list>
                  <text:list-item>
                    <text:p>You can #include &lt;iosfwd&gt; though</text:p>
                  </text:list-item>
                </text:list>
              </text:list-item>
            </text:list>
          </draw:text-box>
        </draw:frame>
        <draw:custom-shape draw:style-name="gr43" draw:text-style-name="P4" draw:layer="layout" svg:width="21.849cm" svg:height="9.477cm" svg:x="3.151cm" svg:y="9.9cm">
          <text:p><text:span text:style-name="T2">namespace std</text:span></text:p>
          <text:p><text:span text:style-name="T2">{</text:span></text:p>
          <text:p><text:span text:style-name="T2"><text:s text:c="4"/></text:span><text:span text:style-name="T2">template&lt;typename CharType, ...&gt;</text:span></text:p>
          <text:p><text:span text:style-name="T2"><text:s text:c="4"/></text:span><text:span text:style-name="T2">class basic_string</text:span></text:p>
          <text:p><text:span text:style-name="T2"><text:s text:c="4"/></text:span><text:span text:style-name="T2">{</text:span></text:p>
          <text:p><text:span text:style-name="T2"><text:s text:c="8"/></text:span><text:span text:style-name="T2">...</text:span></text:p>
          <text:p><text:span text:style-name="T2"><text:s text:c="4"/></text:span><text:span text:style-name="T2">};</text:span></text:p>
          <text:p><text:span text:style-name="T2"/></text:p>
          <text:p><text:span text:style-name="T2"><text:s text:c="4"/></text:span><text:span text:style-name="T2">typedef basic_string&lt;char,...&gt; string;</text:span></text:p>
          <text:p><text:span text:style-name="T2">}</text:span></text:p>
          <draw:enhanced-geometry svg:viewBox="0 0 21600 21600" draw:type="rectangle" draw:enhanced-path="M 0 0 L 21600 0 21600 21600 0 21600 0 0 Z N"/>
        </draw:custom-shape>
        <draw:line draw:style-name="gr15" draw:text-style-name="P8" draw:layer="layout" svg:x1="3.2cm" svg:y1="17.8cm" svg:x2="5.2cm" svg:y2="17.8cm">
          <text:p/>
        </draw:lin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Unit Testing</text:p>
          </draw:text-box>
        </draw:frame>
        <draw:frame presentation:style-name="pr2" draw:layer="layout" svg:width="25.199cm" svg:height="17cm" svg:x="1.4cm" svg:y="3cm" presentation:class="outline" presentation:user-transformed="true">
          <draw:text-box>
            <text:list text:style-name="L2">
              <text:list-item>
                <text:p>A unit-test isn't a unit-test if it...</text:p>
                <text:list>
                  <text:list-item>
                    <text:p>Accesses a database</text:p>
                  </text:list-item>
                  <text:list-item>
                    <text:p>Accesses the file system</text:p>
                  </text:list-item>
                  <text:list-item>
                    <text:p>Interrogates the registry</text:p>
                  </text:list-item>
                  <text:list-item>
                    <text:p>Asks the system date/time</text:p>
                  </text:list-item>
                  <text:list-item>
                    <text:p>...</text:p>
                  </text:list-item>
                </text:list>
              </text:list-item>
              <text:list-item>
                <text:p>These <text:span text:style-name="T7">external</text:span> resources...</text:p>
                <text:list>
                  <text:list-item>
                    <text:p>Can (will) cause unexpected failures</text:p>
                  </text:list-item>
                  <text:list-item>
                    <text:p>Destroy repeatability</text:p>
                  </text:list-item>
                  <text:list-item>
                    <text:p>Slow the tests considerably</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text-style-name="P9"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ad Dependency</text:p>
          </draw:text-box>
        </draw:frame>
        <draw:frame presentation:style-name="pr2" draw:layer="layout" svg:width="25.199cm" svg:height="13.86cm" svg:x="1.4cm" svg:y="3cm" presentation:class="outline" presentation:user-transformed="true">
          <draw:text-box>
            <text:list text:style-name="L2">
              <text:list-item>
                <text:p>Invisible, complicated, non-configurable</text:p>
              </text:list-item>
              <text:list-item>
                <text:p>Complicates unit-testing</text:p>
              </text:list-item>
            </text:list>
          </draw:text-box>
        </draw:frame>
        <draw:custom-shape draw:style-name="gr7" draw:text-style-name="P16" draw:layer="layout" svg:width="16.334cm" svg:height="6.138cm" svg:x="1.166cm" svg:y="13.362cm">
          <text:p><text:span text:style-name="T16">class logger</text:span></text:p>
          <text:p><text:span text:style-name="T16">{</text:span></text:p>
          <text:p><text:span text:style-name="T16">public:</text:span></text:p>
          <text:p><text:span text:style-name="T16"><text:s text:c="4"/></text:span><text:span text:style-name="T16">static logger &amp; instance();</text:span></text:p>
          <text:p><text:span text:style-name="T16"><text:s text:c="4"/></text:span><text:span text:style-name="T16">void log(const std::string &amp;);</text:span></text:p>
          <text:p><text:span text:style-name="T16"><text:s text:c="4"/></text:span><text:span text:style-name="T16">...</text:span></text:p>
          <text:p><text:span text:style-name="T16">};</text:span></text:p>
          <draw:enhanced-geometry svg:viewBox="0 0 21600 21600" draw:type="rectangle" draw:enhanced-path="M 0 0 L 21600 0 21600 21600 0 21600 0 0 Z N"/>
        </draw:custom-shape>
        <draw:custom-shape draw:style-name="gr7" draw:text-style-name="P4" draw:layer="layout" svg:width="11.684cm" svg:height="4.822cm" svg:x="1cm" svg:y="6.5cm">
          <text:p><text:span text:style-name="T2">class bad</text:span></text:p>
          <text:p><text:span text:style-name="T2">{ <text:s text:c="2"/>...</text:span></text:p>
          <text:p><text:span text:style-name="T2"><text:s text:c="4"/></text:span><text:span text:style-name="T2">void 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44" draw:text-style-name="P4" draw:layer="layout" svg:width="18.8cm" svg:height="5.753cm" svg:x="8.2cm" svg:y="9.7cm">
          <text:p><text:span text:style-name="T2">void bad::stuff()</text:span></text:p>
          <text:p><text:span text:style-name="T2">{</text:span></text:p>
          <text:p><text:span text:style-name="T2"><text:s text:c="4"/></text:span><text:span text:style-name="T2">...</text:span></text:p>
          <text:p><text:span text:style-name="T2"><text:s text:c="4"/></text:span><text:span text:style-name="T2">logger::instance().log(“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 presentation:class="page"/>
          <draw:frame presentation:style-name="pr3" draw:text-style-name="P9"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Good Dependency</text:p>
          </draw:text-box>
        </draw:frame>
        <draw:frame presentation:style-name="pr2" draw:layer="layout" svg:width="25.199cm" svg:height="13.86cm" svg:x="1.4cm" svg:y="3cm" presentation:class="outline" presentation:user-transformed="true">
          <draw:text-box>
            <text:list text:style-name="L2">
              <text:list-item>
                <text:p>Visible, simple, configurable, easy to unit-test</text:p>
              </text:list-item>
              <text:list-item>
                <text:p>Dependency is “injected” from outside</text:p>
              </text:list-item>
            </text:list>
          </draw:text-box>
        </draw:frame>
        <draw:custom-shape draw:style-name="gr45" draw:text-style-name="P16" draw:layer="layout" svg:width="21.922cm" svg:height="5.538cm" svg:x="2cm" svg:y="14.7cm">
          <text:p><text:span text:style-name="T16">class logger</text:span></text:p>
          <text:p><text:span text:style-name="T16">{</text:span></text:p>
          <text:p><text:span text:style-name="T16">public:</text:span></text:p>
          <text:p><text:span text:style-name="T16"><text:s text:c="4"/></text:span><text:span text:style-name="T16">virtual void log(const std::string &amp;) = 0;</text:span></text:p>
          <text:p><text:span text:style-name="T16"><text:s text:c="4"/></text:span><text:span text:style-name="T16">...</text:span></text:p>
          <text:p><text:span text:style-name="T16">};</text:span></text:p>
          <draw:enhanced-geometry svg:viewBox="0 0 21600 21600" draw:type="rectangle" draw:enhanced-path="M 0 0 L 21600 0 21600 21600 0 21600 0 0 Z N"/>
        </draw:custom-shape>
        <draw:custom-shape draw:style-name="gr46" draw:text-style-name="P4" draw:layer="layout" svg:width="14.225cm" svg:height="6.684cm" svg:x="2.075cm" svg:y="6.3cm">
          <text:p><text:span text:style-name="T2">class good</text:span></text:p>
          <text:p><text:span text:style-name="T2">{ <text:s text:c="2"/>...</text:span></text:p>
          <text:p><text:span text:style-name="T2"><text:s text:c="4"/></text:span><text:span text:style-name="T2">void stuff();</text:span></text:p>
          <text:p><text:span text:style-name="T2"><text:s text:c="4"/></text:span><text:span text:style-name="T2">logger * log(logger *);</text:span></text:p>
          <text:p><text:span text:style-name="T2">private:</text:span></text:p>
          <text:p><text:span text:style-name="T2"><text:s text:c="4"/></text:span><text:span text:style-name="T2">logger * log_;</text:span></text:p>
          <text:p><text:span text:style-name="T2">};</text:span></text:p>
          <draw:enhanced-geometry svg:viewBox="0 0 21600 21600" draw:type="rectangle" draw:enhanced-path="M 0 0 L 21600 0 21600 21600 0 21600 0 0 Z N"/>
        </draw:custom-shape>
        <draw:custom-shape draw:style-name="gr47" draw:text-style-name="P4" draw:layer="layout" svg:width="14.225cm" svg:height="6.684cm" svg:x="12.275cm" svg:y="10.3cm">
          <text:p><text:span text:style-name="T2">void good::stuff()</text:span></text:p>
          <text:p><text:span text:style-name="T2">{</text:span></text:p>
          <text:p><text:span text:style-name="T2"><text:s text:c="4"/></text:span><text:span text:style-name="T2">...</text:span></text:p>
          <text:p><text:span text:style-name="T2"><text:s text:c="4"/></text:span><text:span text:style-name="T2">if (log_)</text:span></text:p>
          <text:p><text:span text:style-name="T2"><text:s text:c="8"/></text:span><text:span text:style-name="T2">log_-&gt;log(“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Files</text:p>
          </draw:text-box>
        </draw:frame>
        <draw:frame presentation:style-name="pr2" draw:layer="layout" svg:width="25.199cm" svg:height="17cm" svg:x="1.4cm" svg:y="3cm" presentation:class="outline">
          <draw:text-box>
            <text:list text:style-name="L2">
              <text:list-item>
                <text:p>In many ways, more important than source files! </text:p>
              </text:list-item>
              <text:list-item>
                <text:p>Are meant to be #included</text:p>
              </text:list-item>
              <text:list-item>
                <text:p>Represent the what to the source files how</text:p>
              </text:list-item>
              <text:list-item>
                <text:p>Their #include dependencies are transitive</text:p>
              </text:list-item>
            </text:list>
          </draw:text-box>
        </draw:frame>
        <draw:custom-shape draw:style-name="gr7" draw:text-style-name="P4" draw:layer="layout" svg:width="11.684cm" svg:height="2.18cm" svg:x="7cm" svg:y="16.5cm">
          <text:p text:style-name="P3"><text:span text:style-name="T2">a = f() * <text:s/>g() + h();</text:span></text:p>
          <text:p text:style-name="P3"><text:span text:style-name="T2">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9"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Files</text:p>
          </draw:text-box>
        </draw:frame>
        <draw:frame presentation:style-name="pr2" draw:layer="layout" svg:width="25.199cm" svg:height="17cm" svg:x="1.4cm" svg:y="3cm" presentation:class="outline">
          <draw:text-box>
            <text:list text:style-name="L2">
              <text:list-item>
                <text:p>should be idempotent</text:p>
              </text:list-item>
              <text:list-item>
                <text:p>should be self-contained</text:p>
              </text:list-item>
              <text:list-item>
                <text:p>should only use explicit qualification</text:p>
              </text:list-item>
              <text:list-item>
                <text:p>should only have their own #includes where necessary</text:p>
              </text:list-item>
              <text:list-item>
                <text:p>common extension is .hpp </text:p>
              </text:list-item>
            </text:list>
          </draw:text-box>
        </draw:frame>
        <draw:custom-shape draw:style-name="gr7" draw:text-style-name="P4" draw:layer="layout" svg:width="11.684cm" svg:height="2.18cm" svg:x="5.6cm" svg:y="16.12cm">
          <text:p text:style-name="P3"><text:span text:style-name="T2">a = f() * <text:s/>g() + h();</text:span></text:p>
          <text:p text:style-name="P3"><text:span text:style-name="T2">a = f() * (g() + h());</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9"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ource Files</text:p>
          </draw:text-box>
        </draw:frame>
        <draw:frame presentation:style-name="pr2" draw:layer="layout" svg:width="25.199cm" svg:height="17cm" svg:x="1.4cm" svg:y="3cm" presentation:class="outline">
          <draw:text-box>
            <text:list text:style-name="L2">
              <text:list-item>
                <text:p>Merely the implementation!</text:p>
              </text:list-item>
              <text:list-item>
                <text:p>We know if that works because of the tests...</text:p>
              </text:list-item>
              <text:list-item>
                <text:p>First #include should be its own header - to help ensure the header is self-contained</text:p>
              </text:list-item>
            </text:list>
          </draw:text-box>
        </draw:frame>
        <draw:custom-shape draw:style-name="gr48" draw:text-style-name="P4" draw:layer="layout" svg:width="15.75cm" svg:height="8.546cm" svg:x="2.25cm" svg:y="10.5cm">
          <text:p text:style-name="P3"><text:span text:style-name="T2">#include “wibble.hpp”</text:span></text:p>
          <text:p text:style-name="P3"><text:span text:style-name="T2">#include &lt;algorithm&gt;</text:span></text:p>
          <text:p text:style-name="P3"><text:span text:style-name="T2"/></text:p>
          <text:p text:style-name="P3"><text:span text:style-name="T2">void wibble::method()</text:span></text:p>
          <text:p text:style-name="P3"><text:span text:style-name="T2">{</text:span></text:p>
          <text:p text:style-name="P3"><text:span text:style-name="T2"><text:s text:c="4"/></text:span><text:span text:style-name="T2">...</text:span></text:p>
          <text:p text:style-name="P3"><text:span text:style-name="T2"><text:s text:c="4"/></text:span><text:span text:style-name="T2">std::sort(begin(), end());</text:span></text:p>
          <text:p text:style-name="P3"><text:span text:style-name="T2"><text:s text:c="4"/></text:span><text:span text:style-name="T2">...</text:span></text:p>
          <text:p text:style-name="P3"><text:span text:style-name="T2">}</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9"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sdsdsd</text:p>
          </draw:text-box>
        </draw:frame>
        <draw:frame presentation:style-name="pr2" draw:layer="layout" svg:width="25.199cm" svg:height="17cm" svg:x="1.4cm" svg:y="3cm" presentation:class="outline" presentation:user-transformed="true">
          <draw:text-box>
            <text:list text:style-name="L2">
              <text:list-item>
                <text:p>sdsd</text:p>
              </text:list-item>
              <text:list-item>
                <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88H46M38S</meta:editing-duration>
    <meta:editing-cycles>81</meta:editing-cycles>
    <dc:date>2011-03-20T20:24:37</dc:date>
    <meta:generator>NeoOffice/3.1.2$Unix OpenOffice.org_project/Patch 4</meta:generator>
    <meta:document-statistic meta:object-count="443"/>
  </office:meta>
</office:document-meta>
</file>